
<file path=META-INF/manifest.xml><?xml version="1.0" encoding="utf-8"?>
<manifest:manifest xmlns:style="urn:oasis:names:tc:opendocument:xmlns:style:1.0" xmlns:fo="urn:oasis:names:tc:opendocument:xmlns:xsl-fo-compatible:1.0"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style="urn:oasis:names:tc:opendocument:xmlns:style:1.0" xmlns:fo="urn:oasis:names:tc:opendocument:xmlns:xsl-fo-compatible:1.0"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>
    <style:style style:name="bold" style:family="paragraph" style:display-name="bold">
      <style:text-properties fo:font-weight="bold" style:font-weight-asian="bold" style:font-weight-complex="bold"/>
    </style:style>
  </office:automatic-styles>
  <office:body>
    <office:spreadsheet>
      <table:table table:name="Tablib Dataset"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<text:span text:style-name="bold">alpha2</text:span></text:p>
          </table:table-cell>
          <table:table-cell>
            <text:p><text:span text:style-name="bold">alpha3</text:span></text:p>
          </table:table-cell>
          <table:table-cell>
            <text:p><text:span text:style-name="bold">currency</text:span></text:p>
          </table:table-cell>
          <table:table-cell>
            <text:p><text:span text:style-name="bold">currency_name</text:span></text:p>
          </table:table-cell>
          <table:table-cell>
            <text:p><text:span text:style-name="bold">name</text:span></text:p>
          </table:table-cell>
          <table:table-cell>
            <text:p><text:span text:style-name="bold">ita_name</text:span></text:p>
          </table:table-cell>
          <table:table-cell>
            <text:p><text:span text:style-name="bold">nationality</text:span>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AF</text:p>
          </table:table-cell>
          <table:table-cell>
            <text:p>AFG</text:p>
          </table:table-cell>
          <table:table-cell>
            <text:p>AFN</text:p>
          </table:table-cell>
          <table:table-cell>
            <text:p>Afghani</text:p>
          </table:table-cell>
          <table:table-cell>
            <text:p>Afghanistan</text:p>
          </table:table-cell>
          <table:table-cell>
            <text:p>Afghanistan</text:p>
          </table:table-cell>
          <table:table-cell>
            <text:p>Afgh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AL</text:p>
          </table:table-cell>
          <table:table-cell>
            <text:p>ALB</text:p>
          </table:table-cell>
          <table:table-cell>
            <text:p>ALL</text:p>
          </table:table-cell>
          <table:table-cell>
            <text:p>Lek</text:p>
          </table:table-cell>
          <table:table-cell>
            <text:p>Albania</text:p>
          </table:table-cell>
          <table:table-cell>
            <text:p>Albania</text:p>
          </table:table-cell>
          <table:table-cell>
            <text:p>Alban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DZ</text:p>
          </table:table-cell>
          <table:table-cell>
            <text:p>DZA</text:p>
          </table:table-cell>
          <table:table-cell>
            <text:p>DZD</text:p>
          </table:table-cell>
          <table:table-cell>
            <text:p>Algerian Dinar</text:p>
          </table:table-cell>
          <table:table-cell>
            <text:p>Algeria</text:p>
          </table:table-cell>
          <table:table-cell>
            <text:p>Algeria</text:p>
          </table:table-cell>
          <table:table-cell>
            <text:p>Alger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AS</text:p>
          </table:table-cell>
          <table:table-cell>
            <text:p>ASM</text:p>
          </table:table-cell>
          <table:table-cell>
            <text:p>USD</text:p>
          </table:table-cell>
          <table:table-cell>
            <text:p>US Dollar</text:p>
          </table:table-cell>
          <table:table-cell>
            <text:p>American Samoa</text:p>
          </table:table-cell>
          <table:table-cell>
            <text:p>Samoa Americane</text:p>
          </table:table-cell>
          <table:table-cell>
            <text:p>Americ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AD</text:p>
          </table:table-cell>
          <table:table-cell>
            <text:p>AND</text:p>
          </table:table-cell>
          <table:table-cell>
            <text:p>EUR</text:p>
          </table:table-cell>
          <table:table-cell>
            <text:p>Euro</text:p>
          </table:table-cell>
          <table:table-cell>
            <text:p>Andorra</text:p>
          </table:table-cell>
          <table:table-cell>
            <text:p>Andorra</text:p>
          </table:table-cell>
          <table:table-cell>
            <text:p>Andorr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AO</text:p>
          </table:table-cell>
          <table:table-cell>
            <text:p>AGO</text:p>
          </table:table-cell>
          <table:table-cell>
            <text:p>AOA</text:p>
          </table:table-cell>
          <table:table-cell>
            <text:p>Kwanza</text:p>
          </table:table-cell>
          <table:table-cell>
            <text:p>Angola</text:p>
          </table:table-cell>
          <table:table-cell>
            <text:p>Angola</text:p>
          </table:table-cell>
          <table:table-cell>
            <text:p>Angol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AI</text:p>
          </table:table-cell>
          <table:table-cell>
            <text:p>AIA</text:p>
          </table:table-cell>
          <table:table-cell>
            <text:p>XCD</text:p>
          </table:table-cell>
          <table:table-cell>
            <text:p>East Caribbean Dollar</text:p>
          </table:table-cell>
          <table:table-cell>
            <text:p>Anguilla</text:p>
          </table:table-cell>
          <table:table-cell>
            <text:p>Anguilla</text:p>
          </table:table-cell>
          <table:table-cell>
            <text:p>Anguilla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AQ</text:p>
          </table:table-cell>
          <table:table-cell>
            <text:p>ATA</text:p>
          </table:table-cell>
          <table:table-cell>
            <text:p/>
          </table:table-cell>
          <table:table-cell>
            <text:p/>
          </table:table-cell>
          <table:table-cell>
            <text:p>Antarctica</text:p>
          </table:table-cell>
          <table:table-cell>
            <text:p>Antartide</text:p>
          </table:table-cell>
          <table:table-cell>
            <text:p>Antartica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AG</text:p>
          </table:table-cell>
          <table:table-cell>
            <text:p>ATG</text:p>
          </table:table-cell>
          <table:table-cell>
            <text:p>XCD</text:p>
          </table:table-cell>
          <table:table-cell>
            <text:p>East Caribbean Dollar</text:p>
          </table:table-cell>
          <table:table-cell>
            <text:p>Antigua &amp; Barbuda</text:p>
          </table:table-cell>
          <table:table-cell>
            <text:p>Antigua e Barbuda</text:p>
          </table:table-cell>
          <table:table-cell>
            <text:p>Antiguans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AR</text:p>
          </table:table-cell>
          <table:table-cell>
            <text:p>ARG</text:p>
          </table:table-cell>
          <table:table-cell>
            <text:p>ARS</text:p>
          </table:table-cell>
          <table:table-cell>
            <text:p>Argentine Peso</text:p>
          </table:table-cell>
          <table:table-cell>
            <text:p>Argentina</text:p>
          </table:table-cell>
          <table:table-cell>
            <text:p>Argentina</text:p>
          </table:table-cell>
          <table:table-cell>
            <text:p>Argentine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AM</text:p>
          </table:table-cell>
          <table:table-cell>
            <text:p>ARM</text:p>
          </table:table-cell>
          <table:table-cell>
            <text:p>AMD</text:p>
          </table:table-cell>
          <table:table-cell>
            <text:p>Armenian Dram</text:p>
          </table:table-cell>
          <table:table-cell>
            <text:p>Armenia</text:p>
          </table:table-cell>
          <table:table-cell>
            <text:p>Armenia</text:p>
          </table:table-cell>
          <table:table-cell>
            <text:p>Armen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AW</text:p>
          </table:table-cell>
          <table:table-cell>
            <text:p>ABW</text:p>
          </table:table-cell>
          <table:table-cell>
            <text:p>AWG</text:p>
          </table:table-cell>
          <table:table-cell>
            <text:p>Aruban Florin</text:p>
          </table:table-cell>
          <table:table-cell>
            <text:p>Aruba</text:p>
          </table:table-cell>
          <table:table-cell>
            <text:p>Aruba</text:p>
          </table:table-cell>
          <table:table-cell>
            <text:p>Aruba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AU</text:p>
          </table:table-cell>
          <table:table-cell>
            <text:p>AUS</text:p>
          </table:table-cell>
          <table:table-cell>
            <text:p>AUD</text:p>
          </table:table-cell>
          <table:table-cell>
            <text:p>Australian Dollar</text:p>
          </table:table-cell>
          <table:table-cell>
            <text:p>Australia</text:p>
          </table:table-cell>
          <table:table-cell>
            <text:p>Australia</text:p>
          </table:table-cell>
          <table:table-cell>
            <text:p>Austral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AT</text:p>
          </table:table-cell>
          <table:table-cell>
            <text:p>AUT</text:p>
          </table:table-cell>
          <table:table-cell>
            <text:p>EUR</text:p>
          </table:table-cell>
          <table:table-cell>
            <text:p>Euro</text:p>
          </table:table-cell>
          <table:table-cell>
            <text:p>Austria</text:p>
          </table:table-cell>
          <table:table-cell>
            <text:p>Austria</text:p>
          </table:table-cell>
          <table:table-cell>
            <text:p>Austr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AZ</text:p>
          </table:table-cell>
          <table:table-cell>
            <text:p>AZE</text:p>
          </table:table-cell>
          <table:table-cell>
            <text:p>AZN</text:p>
          </table:table-cell>
          <table:table-cell>
            <text:p>Azerbaijanian Manat</text:p>
          </table:table-cell>
          <table:table-cell>
            <text:p>Azerbaijan</text:p>
          </table:table-cell>
          <table:table-cell>
            <text:p>Azerbaigian</text:p>
          </table:table-cell>
          <table:table-cell>
            <text:p>Azerbaijani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BS</text:p>
          </table:table-cell>
          <table:table-cell>
            <text:p>BHS</text:p>
          </table:table-cell>
          <table:table-cell>
            <text:p>BSD</text:p>
          </table:table-cell>
          <table:table-cell>
            <text:p>Bahamian Dollar</text:p>
          </table:table-cell>
          <table:table-cell>
            <text:p>Bahamas</text:p>
          </table:table-cell>
          <table:table-cell>
            <text:p>Bahamas</text:p>
          </table:table-cell>
          <table:table-cell>
            <text:p>Baham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BH</text:p>
          </table:table-cell>
          <table:table-cell>
            <text:p>BHR</text:p>
          </table:table-cell>
          <table:table-cell>
            <text:p>BHD</text:p>
          </table:table-cell>
          <table:table-cell>
            <text:p>Bahraini Dinar</text:p>
          </table:table-cell>
          <table:table-cell>
            <text:p>Bahrain</text:p>
          </table:table-cell>
          <table:table-cell>
            <text:p>Bahrein</text:p>
          </table:table-cell>
          <table:table-cell>
            <text:p>Bahraini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BD</text:p>
          </table:table-cell>
          <table:table-cell>
            <text:p>BGD</text:p>
          </table:table-cell>
          <table:table-cell>
            <text:p>BDT</text:p>
          </table:table-cell>
          <table:table-cell>
            <text:p>Taka</text:p>
          </table:table-cell>
          <table:table-cell>
            <text:p>Bangladesh</text:p>
          </table:table-cell>
          <table:table-cell>
            <text:p>Bangladesh</text:p>
          </table:table-cell>
          <table:table-cell>
            <text:p>Bangladeshi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BB</text:p>
          </table:table-cell>
          <table:table-cell>
            <text:p>BRB</text:p>
          </table:table-cell>
          <table:table-cell>
            <text:p>BBD</text:p>
          </table:table-cell>
          <table:table-cell>
            <text:p>Barbados Dollar</text:p>
          </table:table-cell>
          <table:table-cell>
            <text:p>Barbados</text:p>
          </table:table-cell>
          <table:table-cell>
            <text:p>Barbados</text:p>
          </table:table-cell>
          <table:table-cell>
            <text:p>Barbad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BY</text:p>
          </table:table-cell>
          <table:table-cell>
            <text:p>BLR</text:p>
          </table:table-cell>
          <table:table-cell>
            <text:p>BYR</text:p>
          </table:table-cell>
          <table:table-cell>
            <text:p>Belarussian Ruble</text:p>
          </table:table-cell>
          <table:table-cell>
            <text:p>Belarus</text:p>
          </table:table-cell>
          <table:table-cell>
            <text:p>Bielorussia</text:p>
          </table:table-cell>
          <table:table-cell>
            <text:p>Belarus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BE</text:p>
          </table:table-cell>
          <table:table-cell>
            <text:p>BEL</text:p>
          </table:table-cell>
          <table:table-cell>
            <text:p>EUR</text:p>
          </table:table-cell>
          <table:table-cell>
            <text:p>Euro</text:p>
          </table:table-cell>
          <table:table-cell>
            <text:p>Belgium</text:p>
          </table:table-cell>
          <table:table-cell>
            <text:p>Belgio</text:p>
          </table:table-cell>
          <table:table-cell>
            <text:p>Belg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BZ</text:p>
          </table:table-cell>
          <table:table-cell>
            <text:p>BLZ</text:p>
          </table:table-cell>
          <table:table-cell>
            <text:p>BZD</text:p>
          </table:table-cell>
          <table:table-cell>
            <text:p>Belize Dollar</text:p>
          </table:table-cell>
          <table:table-cell>
            <text:p>Belize</text:p>
          </table:table-cell>
          <table:table-cell>
            <text:p>Belize</text:p>
          </table:table-cell>
          <table:table-cell>
            <text:p>Belize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BJ</text:p>
          </table:table-cell>
          <table:table-cell>
            <text:p>BEN</text:p>
          </table:table-cell>
          <table:table-cell>
            <text:p>XOF</text:p>
          </table:table-cell>
          <table:table-cell>
            <text:p>CFA Franc BCEAO</text:p>
          </table:table-cell>
          <table:table-cell>
            <text:p>Benin</text:p>
          </table:table-cell>
          <table:table-cell>
            <text:p>Benin</text:p>
          </table:table-cell>
          <table:table-cell>
            <text:p>Benines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BM</text:p>
          </table:table-cell>
          <table:table-cell>
            <text:p>BMU</text:p>
          </table:table-cell>
          <table:table-cell>
            <text:p>BMD</text:p>
          </table:table-cell>
          <table:table-cell>
            <text:p>Bermudian Dollar</text:p>
          </table:table-cell>
          <table:table-cell>
            <text:p>Bermuda</text:p>
          </table:table-cell>
          <table:table-cell>
            <text:p>Bermuda</text:p>
          </table:table-cell>
          <table:table-cell>
            <text:p>Barbudans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BT</text:p>
          </table:table-cell>
          <table:table-cell>
            <text:p>BTN</text:p>
          </table:table-cell>
          <table:table-cell>
            <text:p>INR</text:p>
          </table:table-cell>
          <table:table-cell>
            <text:p>Indian Rupee</text:p>
          </table:table-cell>
          <table:table-cell>
            <text:p>Bhutan</text:p>
          </table:table-cell>
          <table:table-cell>
            <text:p>Bhutan</text:p>
          </table:table-cell>
          <table:table-cell>
            <text:p>Bhutanes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BO</text:p>
          </table:table-cell>
          <table:table-cell>
            <text:p>BOL</text:p>
          </table:table-cell>
          <table:table-cell>
            <text:p>BOB</text:p>
          </table:table-cell>
          <table:table-cell>
            <text:p>Boliviano</text:p>
          </table:table-cell>
          <table:table-cell>
            <text:p>Bolivia</text:p>
          </table:table-cell>
          <table:table-cell>
            <text:p>Bolivia</text:p>
          </table:table-cell>
          <table:table-cell>
            <text:p>Boliv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BA</text:p>
          </table:table-cell>
          <table:table-cell>
            <text:p>BIH</text:p>
          </table:table-cell>
          <table:table-cell>
            <text:p>BAM</text:p>
          </table:table-cell>
          <table:table-cell>
            <text:p>Convertible Mark</text:p>
          </table:table-cell>
          <table:table-cell>
            <text:p>Bosnia</text:p>
          </table:table-cell>
          <table:table-cell>
            <text:p>Bosnia ed Erzegovina</text:p>
          </table:table-cell>
          <table:table-cell>
            <text:p>Bosn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BW</text:p>
          </table:table-cell>
          <table:table-cell>
            <text:p>BWA</text:p>
          </table:table-cell>
          <table:table-cell>
            <text:p>BWP</text:p>
          </table:table-cell>
          <table:table-cell>
            <text:p>Pula</text:p>
          </table:table-cell>
          <table:table-cell>
            <text:p>Botswana</text:p>
          </table:table-cell>
          <table:table-cell>
            <text:p>Botswana</text:p>
          </table:table-cell>
          <table:table-cell>
            <text:p>Batswana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BV</text:p>
          </table:table-cell>
          <table:table-cell>
            <text:p>BVT</text:p>
          </table:table-cell>
          <table:table-cell>
            <text:p/>
          </table:table-cell>
          <table:table-cell>
            <text:p/>
          </table:table-cell>
          <table:table-cell>
            <text:p>Bouvet Island</text:p>
          </table:table-cell>
          <table:table-cell>
            <text:p>Isola Bouvet</text:p>
          </table:table-cell>
          <table:table-cell>
            <text:p>Bouvet Island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BR</text:p>
          </table:table-cell>
          <table:table-cell>
            <text:p>BRA</text:p>
          </table:table-cell>
          <table:table-cell>
            <text:p>BRL</text:p>
          </table:table-cell>
          <table:table-cell>
            <text:p>Brazilian Real</text:p>
          </table:table-cell>
          <table:table-cell>
            <text:p>Brazil</text:p>
          </table:table-cell>
          <table:table-cell>
            <text:p>Brasile</text:p>
          </table:table-cell>
          <table:table-cell>
            <text:p>Brazil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IO</text:p>
          </table:table-cell>
          <table:table-cell>
            <text:p>IOT</text:p>
          </table:table-cell>
          <table:table-cell>
            <text:p/>
          </table:table-cell>
          <table:table-cell>
            <text:p/>
          </table:table-cell>
          <table:table-cell>
            <text:p>British Indian Ocean Territory</text:p>
          </table:table-cell>
          <table:table-cell>
            <text:p>Territorio britannico dell'oceano Indiano</text:p>
          </table:table-cell>
          <table:table-cell>
            <text:p>British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VG</text:p>
          </table:table-cell>
          <table:table-cell>
            <text:p>VGB</text:p>
          </table:table-cell>
          <table:table-cell>
            <text:p>USD</text:p>
          </table:table-cell>
          <table:table-cell>
            <text:p>US Dollar</text:p>
          </table:table-cell>
          <table:table-cell>
            <text:p>British Virgin Islands</text:p>
          </table:table-cell>
          <table:table-cell>
            <text:p>Isole Vergini britanniche</text:p>
          </table:table-cell>
          <table:table-cell>
            <text:p>Brune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BN</text:p>
          </table:table-cell>
          <table:table-cell>
            <text:p>BRN</text:p>
          </table:table-cell>
          <table:table-cell>
            <text:p>BND</text:p>
          </table:table-cell>
          <table:table-cell>
            <text:p>Brunei Dollar</text:p>
          </table:table-cell>
          <table:table-cell>
            <text:p>Brunei</text:p>
          </table:table-cell>
          <table:table-cell>
            <text:p>Brunei</text:p>
          </table:table-cell>
          <table:table-cell>
            <text:p>Bulgar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BG</text:p>
          </table:table-cell>
          <table:table-cell>
            <text:p>BGR</text:p>
          </table:table-cell>
          <table:table-cell>
            <text:p>BGN</text:p>
          </table:table-cell>
          <table:table-cell>
            <text:p>Bulgarian Lev</text:p>
          </table:table-cell>
          <table:table-cell>
            <text:p>Bulgaria</text:p>
          </table:table-cell>
          <table:table-cell>
            <text:p>Bulgaria</text:p>
          </table:table-cell>
          <table:table-cell>
            <text:p>Burkinab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BF</text:p>
          </table:table-cell>
          <table:table-cell>
            <text:p>BFA</text:p>
          </table:table-cell>
          <table:table-cell>
            <text:p>XOF</text:p>
          </table:table-cell>
          <table:table-cell>
            <text:p>CFA Franc BCEAO</text:p>
          </table:table-cell>
          <table:table-cell>
            <text:p>Burkina Faso</text:p>
          </table:table-cell>
          <table:table-cell>
            <text:p>Burkina Faso</text:p>
          </table:table-cell>
          <table:table-cell>
            <text:p>Burmes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BI</text:p>
          </table:table-cell>
          <table:table-cell>
            <text:p>BDI</text:p>
          </table:table-cell>
          <table:table-cell>
            <text:p>BIF</text:p>
          </table:table-cell>
          <table:table-cell>
            <text:p>Burundi Franc</text:p>
          </table:table-cell>
          <table:table-cell>
            <text:p>Burundi</text:p>
          </table:table-cell>
          <table:table-cell>
            <text:p>Burundi</text:p>
          </table:table-cell>
          <table:table-cell>
            <text:p>Burund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KH</text:p>
          </table:table-cell>
          <table:table-cell>
            <text:p>KHM</text:p>
          </table:table-cell>
          <table:table-cell>
            <text:p>KHR</text:p>
          </table:table-cell>
          <table:table-cell>
            <text:p>Riel</text:p>
          </table:table-cell>
          <table:table-cell>
            <text:p>Cambodia</text:p>
          </table:table-cell>
          <table:table-cell>
            <text:p>Cambogia</text:p>
          </table:table-cell>
          <table:table-cell>
            <text:p>Cambod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CM</text:p>
          </table:table-cell>
          <table:table-cell>
            <text:p>CMR</text:p>
          </table:table-cell>
          <table:table-cell>
            <text:p>XAF</text:p>
          </table:table-cell>
          <table:table-cell>
            <text:p>CFA Franc BEAC</text:p>
          </table:table-cell>
          <table:table-cell>
            <text:p>Cameroon</text:p>
          </table:table-cell>
          <table:table-cell>
            <text:p>Camerun</text:p>
          </table:table-cell>
          <table:table-cell>
            <text:p>Cameroon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CA</text:p>
          </table:table-cell>
          <table:table-cell>
            <text:p>CAN</text:p>
          </table:table-cell>
          <table:table-cell>
            <text:p>CAD</text:p>
          </table:table-cell>
          <table:table-cell>
            <text:p>Canadian Dollar</text:p>
          </table:table-cell>
          <table:table-cell>
            <text:p>Canada</text:p>
          </table:table-cell>
          <table:table-cell>
            <text:p>Canada</text:p>
          </table:table-cell>
          <table:table-cell>
            <text:p>Canad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CV</text:p>
          </table:table-cell>
          <table:table-cell>
            <text:p>CPV</text:p>
          </table:table-cell>
          <table:table-cell>
            <text:p>CVE</text:p>
          </table:table-cell>
          <table:table-cell>
            <text:p>Cabo Verde Escudo</text:p>
          </table:table-cell>
          <table:table-cell>
            <text:p>Cape Verde</text:p>
          </table:table-cell>
          <table:table-cell>
            <text:p>Capo Verde</text:p>
          </table:table-cell>
          <table:table-cell>
            <text:p>Cape Verde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BQ</text:p>
          </table:table-cell>
          <table:table-cell>
            <text:p>BES</text:p>
          </table:table-cell>
          <table:table-cell>
            <text:p>USD</text:p>
          </table:table-cell>
          <table:table-cell>
            <text:p>US Dollar</text:p>
          </table:table-cell>
          <table:table-cell>
            <text:p>Caribbean Netherlands</text:p>
          </table:table-cell>
          <table:table-cell>
            <text:p>Isole BES</text:p>
          </table:table-cell>
          <table:table-cell>
            <text:p>Central Afric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KY</text:p>
          </table:table-cell>
          <table:table-cell>
            <text:p>CYM</text:p>
          </table:table-cell>
          <table:table-cell>
            <text:p>KYD</text:p>
          </table:table-cell>
          <table:table-cell>
            <text:p>Cayman Islands Dollar</text:p>
          </table:table-cell>
          <table:table-cell>
            <text:p>Cayman Islands</text:p>
          </table:table-cell>
          <table:table-cell>
            <text:p>Isole Cayman</text:p>
          </table:table-cell>
          <table:table-cell>
            <text:p>Cayman Islands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CF</text:p>
          </table:table-cell>
          <table:table-cell>
            <text:p>CAF</text:p>
          </table:table-cell>
          <table:table-cell>
            <text:p>XAF</text:p>
          </table:table-cell>
          <table:table-cell>
            <text:p>CFA Franc BEAC</text:p>
          </table:table-cell>
          <table:table-cell>
            <text:p>Central African Republic</text:p>
          </table:table-cell>
          <table:table-cell>
            <text:p>Rep. Centrafricana</text:p>
          </table:table-cell>
          <table:table-cell>
            <text:p>Central African Republic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TD</text:p>
          </table:table-cell>
          <table:table-cell>
            <text:p>TCD</text:p>
          </table:table-cell>
          <table:table-cell>
            <text:p>XAF</text:p>
          </table:table-cell>
          <table:table-cell>
            <text:p>CFA Franc BEAC</text:p>
          </table:table-cell>
          <table:table-cell>
            <text:p>Chad</text:p>
          </table:table-cell>
          <table:table-cell>
            <text:p>Ciad</text:p>
          </table:table-cell>
          <table:table-cell>
            <text:p>Chad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CL</text:p>
          </table:table-cell>
          <table:table-cell>
            <text:p>CHL</text:p>
          </table:table-cell>
          <table:table-cell>
            <text:p>CLP</text:p>
          </table:table-cell>
          <table:table-cell>
            <text:p>Chilean Peso</text:p>
          </table:table-cell>
          <table:table-cell>
            <text:p>Chile</text:p>
          </table:table-cell>
          <table:table-cell>
            <text:p>Cile</text:p>
          </table:table-cell>
          <table:table-cell>
            <text:p>Chile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CN</text:p>
          </table:table-cell>
          <table:table-cell>
            <text:p>CHN</text:p>
          </table:table-cell>
          <table:table-cell>
            <text:p>CNY</text:p>
          </table:table-cell>
          <table:table-cell>
            <text:p>Yuan Renminbi</text:p>
          </table:table-cell>
          <table:table-cell>
            <text:p>China</text:p>
          </table:table-cell>
          <table:table-cell>
            <text:p>Cina</text:p>
          </table:table-cell>
          <table:table-cell>
            <text:p>Chines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CX</text:p>
          </table:table-cell>
          <table:table-cell>
            <text:p>CXR</text:p>
          </table:table-cell>
          <table:table-cell>
            <text:p/>
          </table:table-cell>
          <table:table-cell>
            <text:p/>
          </table:table-cell>
          <table:table-cell>
            <text:p>Christmas Island</text:p>
          </table:table-cell>
          <table:table-cell>
            <text:p>Isola di Natale</text:p>
          </table:table-cell>
          <table:table-cell>
            <text:p>Christmas Island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CC</text:p>
          </table:table-cell>
          <table:table-cell>
            <text:p>CCK</text:p>
          </table:table-cell>
          <table:table-cell>
            <text:p/>
          </table:table-cell>
          <table:table-cell>
            <text:p/>
          </table:table-cell>
          <table:table-cell>
            <text:p>Cocos (Keeling) Islands</text:p>
          </table:table-cell>
          <table:table-cell>
            <text:p>Isole Cocos (Keeling)</text:p>
          </table:table-cell>
          <table:table-cell>
            <text:p>Cocos (Keeling) Islands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CO</text:p>
          </table:table-cell>
          <table:table-cell>
            <text:p>COL</text:p>
          </table:table-cell>
          <table:table-cell>
            <text:p>COP</text:p>
          </table:table-cell>
          <table:table-cell>
            <text:p>Colombian Peso</text:p>
          </table:table-cell>
          <table:table-cell>
            <text:p>Colombia</text:p>
          </table:table-cell>
          <table:table-cell>
            <text:p>Colombia</text:p>
          </table:table-cell>
          <table:table-cell>
            <text:p>Colomb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KM</text:p>
          </table:table-cell>
          <table:table-cell>
            <text:p>COM</text:p>
          </table:table-cell>
          <table:table-cell>
            <text:p>KMF</text:p>
          </table:table-cell>
          <table:table-cell>
            <text:p>Comoro Franc</text:p>
          </table:table-cell>
          <table:table-cell>
            <text:p>Comoros</text:p>
          </table:table-cell>
          <table:table-cell>
            <text:p>Comore</text:p>
          </table:table-cell>
          <table:table-cell>
            <text:p>Comor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CG</text:p>
          </table:table-cell>
          <table:table-cell>
            <text:p>COG</text:p>
          </table:table-cell>
          <table:table-cell>
            <text:p>XAF</text:p>
          </table:table-cell>
          <table:table-cell>
            <text:p>CFA Franc BEAC</text:p>
          </table:table-cell>
          <table:table-cell>
            <text:p>Congo - Brazzaville</text:p>
          </table:table-cell>
          <table:table-cell>
            <text:p>Rep. del Congo</text:p>
          </table:table-cell>
          <table:table-cell>
            <text:p>Congoles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CD</text:p>
          </table:table-cell>
          <table:table-cell>
            <text:p>COD</text:p>
          </table:table-cell>
          <table:table-cell>
            <text:p/>
          </table:table-cell>
          <table:table-cell>
            <text:p/>
          </table:table-cell>
          <table:table-cell>
            <text:p>Congo - Kinshasa</text:p>
          </table:table-cell>
          <table:table-cell>
            <text:p>RD del Congo</text:p>
          </table:table-cell>
          <table:table-cell>
            <text:p>Congoles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CK</text:p>
          </table:table-cell>
          <table:table-cell>
            <text:p>COK</text:p>
          </table:table-cell>
          <table:table-cell>
            <text:p>NZD</text:p>
          </table:table-cell>
          <table:table-cell>
            <text:p>New Zealand Dollar</text:p>
          </table:table-cell>
          <table:table-cell>
            <text:p>Cook Islands</text:p>
          </table:table-cell>
          <table:table-cell>
            <text:p>Isole Cook</text:p>
          </table:table-cell>
          <table:table-cell>
            <text:p>Cook Island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CR</text:p>
          </table:table-cell>
          <table:table-cell>
            <text:p>CRI</text:p>
          </table:table-cell>
          <table:table-cell>
            <text:p>CRC</text:p>
          </table:table-cell>
          <table:table-cell>
            <text:p>Costa Rican Colon</text:p>
          </table:table-cell>
          <table:table-cell>
            <text:p>Costa Rica</text:p>
          </table:table-cell>
          <table:table-cell>
            <text:p>Costa Rica</text:p>
          </table:table-cell>
          <table:table-cell>
            <text:p>Costa Ric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HR</text:p>
          </table:table-cell>
          <table:table-cell>
            <text:p>HRV</text:p>
          </table:table-cell>
          <table:table-cell>
            <text:p>HRK</text:p>
          </table:table-cell>
          <table:table-cell>
            <text:p>Croatian Kuna</text:p>
          </table:table-cell>
          <table:table-cell>
            <text:p>Croatia</text:p>
          </table:table-cell>
          <table:table-cell>
            <text:p>Croazia</text:p>
          </table:table-cell>
          <table:table-cell>
            <text:p>Croat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CU</text:p>
          </table:table-cell>
          <table:table-cell>
            <text:p>CUB</text:p>
          </table:table-cell>
          <table:table-cell>
            <text:p>CUP</text:p>
          </table:table-cell>
          <table:table-cell>
            <text:p>Cuban Peso</text:p>
          </table:table-cell>
          <table:table-cell>
            <text:p>Cuba</text:p>
          </table:table-cell>
          <table:table-cell>
            <text:p>Cuba</text:p>
          </table:table-cell>
          <table:table-cell>
            <text:p>Cub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CW</text:p>
          </table:table-cell>
          <table:table-cell>
            <text:p>CUW</text:p>
          </table:table-cell>
          <table:table-cell>
            <text:p>ANG</text:p>
          </table:table-cell>
          <table:table-cell>
            <text:p>Netherlands Antillean Guilder</text:p>
          </table:table-cell>
          <table:table-cell>
            <text:p>Curaçao</text:p>
          </table:table-cell>
          <table:table-cell>
            <text:p>Curaçao</text:p>
          </table:table-cell>
          <table:table-cell>
            <text:p>Curacao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CY</text:p>
          </table:table-cell>
          <table:table-cell>
            <text:p>CYP</text:p>
          </table:table-cell>
          <table:table-cell>
            <text:p>EUR</text:p>
          </table:table-cell>
          <table:table-cell>
            <text:p>Euro</text:p>
          </table:table-cell>
          <table:table-cell>
            <text:p>Cyprus</text:p>
          </table:table-cell>
          <table:table-cell>
            <text:p>Cipro</text:p>
          </table:table-cell>
          <table:table-cell>
            <text:p>Cypriot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CZ</text:p>
          </table:table-cell>
          <table:table-cell>
            <text:p>CZE</text:p>
          </table:table-cell>
          <table:table-cell>
            <text:p>CZK</text:p>
          </table:table-cell>
          <table:table-cell>
            <text:p>Czech Koruna</text:p>
          </table:table-cell>
          <table:table-cell>
            <text:p>Czechia</text:p>
          </table:table-cell>
          <table:table-cell>
            <text:p>Rep. Ceca</text:p>
          </table:table-cell>
          <table:table-cell>
            <text:p>Czech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CI</text:p>
          </table:table-cell>
          <table:table-cell>
            <text:p>CIV</text:p>
          </table:table-cell>
          <table:table-cell>
            <text:p>XOF</text:p>
          </table:table-cell>
          <table:table-cell>
            <text:p>CFA Franc BCEAO</text:p>
          </table:table-cell>
          <table:table-cell>
            <text:p>Côte d’Ivoire</text:p>
          </table:table-cell>
          <table:table-cell>
            <text:p>Costa d'Avorio</text:p>
          </table:table-cell>
          <table:table-cell>
            <text:p>Ivor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DK</text:p>
          </table:table-cell>
          <table:table-cell>
            <text:p>DNK</text:p>
          </table:table-cell>
          <table:table-cell>
            <text:p>DKK</text:p>
          </table:table-cell>
          <table:table-cell>
            <text:p>Danish Krone</text:p>
          </table:table-cell>
          <table:table-cell>
            <text:p>Denmark</text:p>
          </table:table-cell>
          <table:table-cell>
            <text:p>Danimarca</text:p>
          </table:table-cell>
          <table:table-cell>
            <text:p>Danish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DJ</text:p>
          </table:table-cell>
          <table:table-cell>
            <text:p>DJI</text:p>
          </table:table-cell>
          <table:table-cell>
            <text:p>DJF</text:p>
          </table:table-cell>
          <table:table-cell>
            <text:p>Djibouti Franc</text:p>
          </table:table-cell>
          <table:table-cell>
            <text:p>Djibouti</text:p>
          </table:table-cell>
          <table:table-cell>
            <text:p>Gibuti</text:p>
          </table:table-cell>
          <table:table-cell>
            <text:p>Djibouti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DM</text:p>
          </table:table-cell>
          <table:table-cell>
            <text:p>DMA</text:p>
          </table:table-cell>
          <table:table-cell>
            <text:p>XCD</text:p>
          </table:table-cell>
          <table:table-cell>
            <text:p>East Caribbean Dollar</text:p>
          </table:table-cell>
          <table:table-cell>
            <text:p>Dominica</text:p>
          </table:table-cell>
          <table:table-cell>
            <text:p>Dominica</text:p>
          </table:table-cell>
          <table:table-cell>
            <text:p>Dominic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DO</text:p>
          </table:table-cell>
          <table:table-cell>
            <text:p>DOM</text:p>
          </table:table-cell>
          <table:table-cell>
            <text:p>DOP</text:p>
          </table:table-cell>
          <table:table-cell>
            <text:p>Dominican Peso</text:p>
          </table:table-cell>
          <table:table-cell>
            <text:p>Dominican Republic</text:p>
          </table:table-cell>
          <table:table-cell>
            <text:p>Rep. Dominicana</text:p>
          </table:table-cell>
          <table:table-cell>
            <text:p>Dominic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EC</text:p>
          </table:table-cell>
          <table:table-cell>
            <text:p>ECU</text:p>
          </table:table-cell>
          <table:table-cell>
            <text:p>USD</text:p>
          </table:table-cell>
          <table:table-cell>
            <text:p>US Dollar</text:p>
          </table:table-cell>
          <table:table-cell>
            <text:p>Ecuador</text:p>
          </table:table-cell>
          <table:table-cell>
            <text:p>Ecuador</text:p>
          </table:table-cell>
          <table:table-cell>
            <text:p>Ecuadore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EG</text:p>
          </table:table-cell>
          <table:table-cell>
            <text:p>EGY</text:p>
          </table:table-cell>
          <table:table-cell>
            <text:p>EGP</text:p>
          </table:table-cell>
          <table:table-cell>
            <text:p>Egyptian Pound</text:p>
          </table:table-cell>
          <table:table-cell>
            <text:p>Egypt</text:p>
          </table:table-cell>
          <table:table-cell>
            <text:p>Egitto</text:p>
          </table:table-cell>
          <table:table-cell>
            <text:p>Egypt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SV</text:p>
          </table:table-cell>
          <table:table-cell>
            <text:p>SLV</text:p>
          </table:table-cell>
          <table:table-cell>
            <text:p>USD</text:p>
          </table:table-cell>
          <table:table-cell>
            <text:p>US Dollar</text:p>
          </table:table-cell>
          <table:table-cell>
            <text:p>El Salvador</text:p>
          </table:table-cell>
          <table:table-cell>
            <text:p>El Salvador</text:p>
          </table:table-cell>
          <table:table-cell>
            <text:p>El Salvador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GQ</text:p>
          </table:table-cell>
          <table:table-cell>
            <text:p>GNQ</text:p>
          </table:table-cell>
          <table:table-cell>
            <text:p>XAF</text:p>
          </table:table-cell>
          <table:table-cell>
            <text:p>CFA Franc BEAC</text:p>
          </table:table-cell>
          <table:table-cell>
            <text:p>Equatorial Guinea</text:p>
          </table:table-cell>
          <table:table-cell>
            <text:p>Guinea Equatoriale</text:p>
          </table:table-cell>
          <table:table-cell>
            <text:p>Equatorial Guine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ER</text:p>
          </table:table-cell>
          <table:table-cell>
            <text:p>ERI</text:p>
          </table:table-cell>
          <table:table-cell>
            <text:p>ERN</text:p>
          </table:table-cell>
          <table:table-cell>
            <text:p>Nakfa</text:p>
          </table:table-cell>
          <table:table-cell>
            <text:p>Eritrea</text:p>
          </table:table-cell>
          <table:table-cell>
            <text:p>Eritrea</text:p>
          </table:table-cell>
          <table:table-cell>
            <text:p>Eritre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EE</text:p>
          </table:table-cell>
          <table:table-cell>
            <text:p>EST</text:p>
          </table:table-cell>
          <table:table-cell>
            <text:p>EUR</text:p>
          </table:table-cell>
          <table:table-cell>
            <text:p>Euro</text:p>
          </table:table-cell>
          <table:table-cell>
            <text:p>Estonia</text:p>
          </table:table-cell>
          <table:table-cell>
            <text:p>Estonia</text:p>
          </table:table-cell>
          <table:table-cell>
            <text:p>Eston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ET</text:p>
          </table:table-cell>
          <table:table-cell>
            <text:p>ETH</text:p>
          </table:table-cell>
          <table:table-cell>
            <text:p>ETB</text:p>
          </table:table-cell>
          <table:table-cell>
            <text:p>Ethiopian Birr</text:p>
          </table:table-cell>
          <table:table-cell>
            <text:p>Ethiopia</text:p>
          </table:table-cell>
          <table:table-cell>
            <text:p>Etiopia</text:p>
          </table:table-cell>
          <table:table-cell>
            <text:p>Ethiop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FK</text:p>
          </table:table-cell>
          <table:table-cell>
            <text:p>FLK</text:p>
          </table:table-cell>
          <table:table-cell>
            <text:p>FKP</text:p>
          </table:table-cell>
          <table:table-cell>
            <text:p>Falkland Islands Pound</text:p>
          </table:table-cell>
          <table:table-cell>
            <text:p>Falkland Islands</text:p>
          </table:table-cell>
          <table:table-cell>
            <text:p>Isole Falkland</text:p>
          </table:table-cell>
          <table:table-cell>
            <text:p>Falkland Islands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FJ</text:p>
          </table:table-cell>
          <table:table-cell>
            <text:p>FJI</text:p>
          </table:table-cell>
          <table:table-cell>
            <text:p>FJD</text:p>
          </table:table-cell>
          <table:table-cell>
            <text:p>Fiji Dollar</text:p>
          </table:table-cell>
          <table:table-cell>
            <text:p>Fiji</text:p>
          </table:table-cell>
          <table:table-cell>
            <text:p>Figi</text:p>
          </table:table-cell>
          <table:table-cell>
            <text:p>Fij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FI</text:p>
          </table:table-cell>
          <table:table-cell>
            <text:p>FIN</text:p>
          </table:table-cell>
          <table:table-cell>
            <text:p>EUR</text:p>
          </table:table-cell>
          <table:table-cell>
            <text:p>Euro</text:p>
          </table:table-cell>
          <table:table-cell>
            <text:p>Finland</text:p>
          </table:table-cell>
          <table:table-cell>
            <text:p>Finlandia</text:p>
          </table:table-cell>
          <table:table-cell>
            <text:p>Finnish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FR</text:p>
          </table:table-cell>
          <table:table-cell>
            <text:p>FRA</text:p>
          </table:table-cell>
          <table:table-cell>
            <text:p>EUR</text:p>
          </table:table-cell>
          <table:table-cell>
            <text:p>Euro</text:p>
          </table:table-cell>
          <table:table-cell>
            <text:p>France</text:p>
          </table:table-cell>
          <table:table-cell>
            <text:p>Francia</text:p>
          </table:table-cell>
          <table:table-cell>
            <text:p>French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GF</text:p>
          </table:table-cell>
          <table:table-cell>
            <text:p>GUF</text:p>
          </table:table-cell>
          <table:table-cell>
            <text:p>EUR</text:p>
          </table:table-cell>
          <table:table-cell>
            <text:p>Euro</text:p>
          </table:table-cell>
          <table:table-cell>
            <text:p>French Guiana</text:p>
          </table:table-cell>
          <table:table-cell>
            <text:p>Guyana francese</text:p>
          </table:table-cell>
          <table:table-cell>
            <text:p>French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PF</text:p>
          </table:table-cell>
          <table:table-cell>
            <text:p>PYF</text:p>
          </table:table-cell>
          <table:table-cell>
            <text:p>XPF</text:p>
          </table:table-cell>
          <table:table-cell>
            <text:p>CFP Franc</text:p>
          </table:table-cell>
          <table:table-cell>
            <text:p>French Polynesia</text:p>
          </table:table-cell>
          <table:table-cell>
            <text:p>Polinesia Francese</text:p>
          </table:table-cell>
          <table:table-cell>
            <text:p>French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TF</text:p>
          </table:table-cell>
          <table:table-cell>
            <text:p>ATF</text:p>
          </table:table-cell>
          <table:table-cell>
            <text:p/>
          </table:table-cell>
          <table:table-cell>
            <text:p/>
          </table:table-cell>
          <table:table-cell>
            <text:p>French Southern Territories</text:p>
          </table:table-cell>
          <table:table-cell>
            <text:p>Terre australi e antartiche francesi</text:p>
          </table:table-cell>
          <table:table-cell>
            <text:p>French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GA</text:p>
          </table:table-cell>
          <table:table-cell>
            <text:p>GAB</text:p>
          </table:table-cell>
          <table:table-cell>
            <text:p>XAF</text:p>
          </table:table-cell>
          <table:table-cell>
            <text:p>CFA Franc BEAC</text:p>
          </table:table-cell>
          <table:table-cell>
            <text:p>Gabon</text:p>
          </table:table-cell>
          <table:table-cell>
            <text:p>Gabon</text:p>
          </table:table-cell>
          <table:table-cell>
            <text:p>Gabones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GM</text:p>
          </table:table-cell>
          <table:table-cell>
            <text:p>GMB</text:p>
          </table:table-cell>
          <table:table-cell>
            <text:p>GMD</text:p>
          </table:table-cell>
          <table:table-cell>
            <text:p>Dalasi</text:p>
          </table:table-cell>
          <table:table-cell>
            <text:p>Gambia</text:p>
          </table:table-cell>
          <table:table-cell>
            <text:p>Gambia</text:p>
          </table:table-cell>
          <table:table-cell>
            <text:p>Gamb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GE</text:p>
          </table:table-cell>
          <table:table-cell>
            <text:p>GEO</text:p>
          </table:table-cell>
          <table:table-cell>
            <text:p>GEL</text:p>
          </table:table-cell>
          <table:table-cell>
            <text:p>Lari</text:p>
          </table:table-cell>
          <table:table-cell>
            <text:p>Georgia</text:p>
          </table:table-cell>
          <table:table-cell>
            <text:p>Georgia</text:p>
          </table:table-cell>
          <table:table-cell>
            <text:p>Georg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DE</text:p>
          </table:table-cell>
          <table:table-cell>
            <text:p>DEU</text:p>
          </table:table-cell>
          <table:table-cell>
            <text:p>EUR</text:p>
          </table:table-cell>
          <table:table-cell>
            <text:p>Euro</text:p>
          </table:table-cell>
          <table:table-cell>
            <text:p>Germany</text:p>
          </table:table-cell>
          <table:table-cell>
            <text:p>Germania</text:p>
          </table:table-cell>
          <table:table-cell>
            <text:p>Germ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GH</text:p>
          </table:table-cell>
          <table:table-cell>
            <text:p>GHA</text:p>
          </table:table-cell>
          <table:table-cell>
            <text:p>GHS</text:p>
          </table:table-cell>
          <table:table-cell>
            <text:p>Ghana Cedi</text:p>
          </table:table-cell>
          <table:table-cell>
            <text:p>Ghana</text:p>
          </table:table-cell>
          <table:table-cell>
            <text:p>Ghana</text:p>
          </table:table-cell>
          <table:table-cell>
            <text:p>Ghana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GI</text:p>
          </table:table-cell>
          <table:table-cell>
            <text:p>GIB</text:p>
          </table:table-cell>
          <table:table-cell>
            <text:p>GIP</text:p>
          </table:table-cell>
          <table:table-cell>
            <text:p>Gibraltar Pound</text:p>
          </table:table-cell>
          <table:table-cell>
            <text:p>Gibraltar</text:p>
          </table:table-cell>
          <table:table-cell>
            <text:p>Gibilterra</text:p>
          </table:table-cell>
          <table:table-cell>
            <text:p>British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GR</text:p>
          </table:table-cell>
          <table:table-cell>
            <text:p>GRC</text:p>
          </table:table-cell>
          <table:table-cell>
            <text:p>EUR</text:p>
          </table:table-cell>
          <table:table-cell>
            <text:p>Euro</text:p>
          </table:table-cell>
          <table:table-cell>
            <text:p>Greece</text:p>
          </table:table-cell>
          <table:table-cell>
            <text:p>Grecia</text:p>
          </table:table-cell>
          <table:table-cell>
            <text:p>Greek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GL</text:p>
          </table:table-cell>
          <table:table-cell>
            <text:p>GRL</text:p>
          </table:table-cell>
          <table:table-cell>
            <text:p>DKK</text:p>
          </table:table-cell>
          <table:table-cell>
            <text:p>Danish Krone</text:p>
          </table:table-cell>
          <table:table-cell>
            <text:p>Greenland</text:p>
          </table:table-cell>
          <table:table-cell>
            <text:p>Groenlandia</text:p>
          </table:table-cell>
          <table:table-cell>
            <text:p>Danish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GD</text:p>
          </table:table-cell>
          <table:table-cell>
            <text:p>GRD</text:p>
          </table:table-cell>
          <table:table-cell>
            <text:p>XCD</text:p>
          </table:table-cell>
          <table:table-cell>
            <text:p>East Caribbean Dollar</text:p>
          </table:table-cell>
          <table:table-cell>
            <text:p>Grenada</text:p>
          </table:table-cell>
          <table:table-cell>
            <text:p>Grenada</text:p>
          </table:table-cell>
          <table:table-cell>
            <text:p>Grenad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GP</text:p>
          </table:table-cell>
          <table:table-cell>
            <text:p>GLP</text:p>
          </table:table-cell>
          <table:table-cell>
            <text:p>EUR</text:p>
          </table:table-cell>
          <table:table-cell>
            <text:p>Euro</text:p>
          </table:table-cell>
          <table:table-cell>
            <text:p>Guadeloupe</text:p>
          </table:table-cell>
          <table:table-cell>
            <text:p>Guadalupa</text:p>
          </table:table-cell>
          <table:table-cell>
            <text:p>Guadalup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GU</text:p>
          </table:table-cell>
          <table:table-cell>
            <text:p>GUM</text:p>
          </table:table-cell>
          <table:table-cell>
            <text:p>USD</text:p>
          </table:table-cell>
          <table:table-cell>
            <text:p>US Dollar</text:p>
          </table:table-cell>
          <table:table-cell>
            <text:p>Guam</text:p>
          </table:table-cell>
          <table:table-cell>
            <text:p>Guam</text:p>
          </table:table-cell>
          <table:table-cell>
            <text:p>Guam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GT</text:p>
          </table:table-cell>
          <table:table-cell>
            <text:p>GTM</text:p>
          </table:table-cell>
          <table:table-cell>
            <text:p>GTQ</text:p>
          </table:table-cell>
          <table:table-cell>
            <text:p>Quetzal</text:p>
          </table:table-cell>
          <table:table-cell>
            <text:p>Guatemala</text:p>
          </table:table-cell>
          <table:table-cell>
            <text:p>Guatemala</text:p>
          </table:table-cell>
          <table:table-cell>
            <text:p>Guatemal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GG</text:p>
          </table:table-cell>
          <table:table-cell>
            <text:p>GGY</text:p>
          </table:table-cell>
          <table:table-cell>
            <text:p>GBP</text:p>
          </table:table-cell>
          <table:table-cell>
            <text:p>Pound Sterling</text:p>
          </table:table-cell>
          <table:table-cell>
            <text:p>Guernsey</text:p>
          </table:table-cell>
          <table:table-cell>
            <text:p>Guernsey</text:p>
          </table:table-cell>
          <table:table-cell>
            <text:p>Guernsey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GN</text:p>
          </table:table-cell>
          <table:table-cell>
            <text:p>GIN</text:p>
          </table:table-cell>
          <table:table-cell>
            <text:p>GNF</text:p>
          </table:table-cell>
          <table:table-cell>
            <text:p>Guinea Franc</text:p>
          </table:table-cell>
          <table:table-cell>
            <text:p>Guinea</text:p>
          </table:table-cell>
          <table:table-cell>
            <text:p>Guinea</text:p>
          </table:table-cell>
          <table:table-cell>
            <text:p>Guinea-Bissau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GW</text:p>
          </table:table-cell>
          <table:table-cell>
            <text:p>GNB</text:p>
          </table:table-cell>
          <table:table-cell>
            <text:p>XOF</text:p>
          </table:table-cell>
          <table:table-cell>
            <text:p>CFA Franc BCEAO</text:p>
          </table:table-cell>
          <table:table-cell>
            <text:p>Guinea-Bissau</text:p>
          </table:table-cell>
          <table:table-cell>
            <text:p>Guinea-Bissau</text:p>
          </table:table-cell>
          <table:table-cell>
            <text:p>Guine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GY</text:p>
          </table:table-cell>
          <table:table-cell>
            <text:p>GUY</text:p>
          </table:table-cell>
          <table:table-cell>
            <text:p>GYD</text:p>
          </table:table-cell>
          <table:table-cell>
            <text:p>Guyana Dollar</text:p>
          </table:table-cell>
          <table:table-cell>
            <text:p>Guyana</text:p>
          </table:table-cell>
          <table:table-cell>
            <text:p>Guyana</text:p>
          </table:table-cell>
          <table:table-cell>
            <text:p>Guyanes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HT</text:p>
          </table:table-cell>
          <table:table-cell>
            <text:p>HTI</text:p>
          </table:table-cell>
          <table:table-cell>
            <text:p>USD</text:p>
          </table:table-cell>
          <table:table-cell>
            <text:p>US Dollar</text:p>
          </table:table-cell>
          <table:table-cell>
            <text:p>Haiti</text:p>
          </table:table-cell>
          <table:table-cell>
            <text:p>Haiti</text:p>
          </table:table-cell>
          <table:table-cell>
            <text:p>Hait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HM</text:p>
          </table:table-cell>
          <table:table-cell>
            <text:p>HMD</text:p>
          </table:table-cell>
          <table:table-cell>
            <text:p/>
          </table:table-cell>
          <table:table-cell>
            <text:p/>
          </table:table-cell>
          <table:table-cell>
            <text:p>Heard &amp; McDonald Islands</text:p>
          </table:table-cell>
          <table:table-cell>
            <text:p>Isole Heard e McDonald</text:p>
          </table:table-cell>
          <table:table-cell>
            <text:p>Heard &amp; McDonald Islands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HN</text:p>
          </table:table-cell>
          <table:table-cell>
            <text:p>HND</text:p>
          </table:table-cell>
          <table:table-cell>
            <text:p>HNL</text:p>
          </table:table-cell>
          <table:table-cell>
            <text:p>Lempira</text:p>
          </table:table-cell>
          <table:table-cell>
            <text:p>Honduras</text:p>
          </table:table-cell>
          <table:table-cell>
            <text:p>Honduras</text:p>
          </table:table-cell>
          <table:table-cell>
            <text:p>Hondur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HK</text:p>
          </table:table-cell>
          <table:table-cell>
            <text:p>HKG</text:p>
          </table:table-cell>
          <table:table-cell>
            <text:p/>
          </table:table-cell>
          <table:table-cell>
            <text:p/>
          </table:table-cell>
          <table:table-cell>
            <text:p>Hong Kong</text:p>
          </table:table-cell>
          <table:table-cell>
            <text:p>Hong Kong</text:p>
          </table:table-cell>
          <table:table-cell>
            <text:p>Hong Kong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HU</text:p>
          </table:table-cell>
          <table:table-cell>
            <text:p>HUN</text:p>
          </table:table-cell>
          <table:table-cell>
            <text:p>HUF</text:p>
          </table:table-cell>
          <table:table-cell>
            <text:p>Forint</text:p>
          </table:table-cell>
          <table:table-cell>
            <text:p>Hungary</text:p>
          </table:table-cell>
          <table:table-cell>
            <text:p>Ungheria</text:p>
          </table:table-cell>
          <table:table-cell>
            <text:p>Hungar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IS</text:p>
          </table:table-cell>
          <table:table-cell>
            <text:p>ISL</text:p>
          </table:table-cell>
          <table:table-cell>
            <text:p>ISK</text:p>
          </table:table-cell>
          <table:table-cell>
            <text:p>Iceland Krona</text:p>
          </table:table-cell>
          <table:table-cell>
            <text:p>Iceland</text:p>
          </table:table-cell>
          <table:table-cell>
            <text:p>Islanda</text:p>
          </table:table-cell>
          <table:table-cell>
            <text:p>Icelander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IN</text:p>
          </table:table-cell>
          <table:table-cell>
            <text:p>IND</text:p>
          </table:table-cell>
          <table:table-cell>
            <text:p>INR</text:p>
          </table:table-cell>
          <table:table-cell>
            <text:p>Indian Rupee</text:p>
          </table:table-cell>
          <table:table-cell>
            <text:p>India</text:p>
          </table:table-cell>
          <table:table-cell>
            <text:p>India</text:p>
          </table:table-cell>
          <table:table-cell>
            <text:p>Ind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ID</text:p>
          </table:table-cell>
          <table:table-cell>
            <text:p>IDN</text:p>
          </table:table-cell>
          <table:table-cell>
            <text:p>IDR</text:p>
          </table:table-cell>
          <table:table-cell>
            <text:p>Rupiah</text:p>
          </table:table-cell>
          <table:table-cell>
            <text:p>Indonesia</text:p>
          </table:table-cell>
          <table:table-cell>
            <text:p>Indonesia</text:p>
          </table:table-cell>
          <table:table-cell>
            <text:p>Indones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IR</text:p>
          </table:table-cell>
          <table:table-cell>
            <text:p>IRN</text:p>
          </table:table-cell>
          <table:table-cell>
            <text:p>IRR</text:p>
          </table:table-cell>
          <table:table-cell>
            <text:p>Iranian Rial</text:p>
          </table:table-cell>
          <table:table-cell>
            <text:p>Iran</text:p>
          </table:table-cell>
          <table:table-cell>
            <text:p>Iran</text:p>
          </table:table-cell>
          <table:table-cell>
            <text:p>Iran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IQ</text:p>
          </table:table-cell>
          <table:table-cell>
            <text:p>IRQ</text:p>
          </table:table-cell>
          <table:table-cell>
            <text:p>IQD</text:p>
          </table:table-cell>
          <table:table-cell>
            <text:p>Iraqi Dinar</text:p>
          </table:table-cell>
          <table:table-cell>
            <text:p>Iraq</text:p>
          </table:table-cell>
          <table:table-cell>
            <text:p>Iraq</text:p>
          </table:table-cell>
          <table:table-cell>
            <text:p>Iraqi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IE</text:p>
          </table:table-cell>
          <table:table-cell>
            <text:p>IRL</text:p>
          </table:table-cell>
          <table:table-cell>
            <text:p>EUR</text:p>
          </table:table-cell>
          <table:table-cell>
            <text:p>Euro</text:p>
          </table:table-cell>
          <table:table-cell>
            <text:p>Ireland</text:p>
          </table:table-cell>
          <table:table-cell>
            <text:p>Irlanda</text:p>
          </table:table-cell>
          <table:table-cell>
            <text:p>Irish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IM</text:p>
          </table:table-cell>
          <table:table-cell>
            <text:p>IMN</text:p>
          </table:table-cell>
          <table:table-cell>
            <text:p>GBP</text:p>
          </table:table-cell>
          <table:table-cell>
            <text:p>Pound Sterling</text:p>
          </table:table-cell>
          <table:table-cell>
            <text:p>Isle of Man</text:p>
          </table:table-cell>
          <table:table-cell>
            <text:p>Isola di Man</text:p>
          </table:table-cell>
          <table:table-cell>
            <text:p>Irish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IL</text:p>
          </table:table-cell>
          <table:table-cell>
            <text:p>ISR</text:p>
          </table:table-cell>
          <table:table-cell>
            <text:p>ILS</text:p>
          </table:table-cell>
          <table:table-cell>
            <text:p>New Israeli Sheqel</text:p>
          </table:table-cell>
          <table:table-cell>
            <text:p>Israel</text:p>
          </table:table-cell>
          <table:table-cell>
            <text:p>Israele</text:p>
          </table:table-cell>
          <table:table-cell>
            <text:p>Israeli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IT</text:p>
          </table:table-cell>
          <table:table-cell>
            <text:p>ITA</text:p>
          </table:table-cell>
          <table:table-cell>
            <text:p>EUR</text:p>
          </table:table-cell>
          <table:table-cell>
            <text:p>Euro</text:p>
          </table:table-cell>
          <table:table-cell>
            <text:p>Italy</text:p>
          </table:table-cell>
          <table:table-cell>
            <text:p>Italia</text:p>
          </table:table-cell>
          <table:table-cell>
            <text:p>Ital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JM</text:p>
          </table:table-cell>
          <table:table-cell>
            <text:p>JAM</text:p>
          </table:table-cell>
          <table:table-cell>
            <text:p>JMD</text:p>
          </table:table-cell>
          <table:table-cell>
            <text:p>Jamaican Dollar</text:p>
          </table:table-cell>
          <table:table-cell>
            <text:p>Jamaica</text:p>
          </table:table-cell>
          <table:table-cell>
            <text:p>Giamaica</text:p>
          </table:table-cell>
          <table:table-cell>
            <text:p>Jamaic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JP</text:p>
          </table:table-cell>
          <table:table-cell>
            <text:p>JPN</text:p>
          </table:table-cell>
          <table:table-cell>
            <text:p>JPY</text:p>
          </table:table-cell>
          <table:table-cell>
            <text:p>Yen</text:p>
          </table:table-cell>
          <table:table-cell>
            <text:p>Japan</text:p>
          </table:table-cell>
          <table:table-cell>
            <text:p>Giappone</text:p>
          </table:table-cell>
          <table:table-cell>
            <text:p>Japanes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JE</text:p>
          </table:table-cell>
          <table:table-cell>
            <text:p>JEY</text:p>
          </table:table-cell>
          <table:table-cell>
            <text:p>GBP</text:p>
          </table:table-cell>
          <table:table-cell>
            <text:p>Pound Sterling</text:p>
          </table:table-cell>
          <table:table-cell>
            <text:p>Jersey</text:p>
          </table:table-cell>
          <table:table-cell>
            <text:p>Jersey</text:p>
          </table:table-cell>
          <table:table-cell>
            <text:p>Jersey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JO</text:p>
          </table:table-cell>
          <table:table-cell>
            <text:p>JOR</text:p>
          </table:table-cell>
          <table:table-cell>
            <text:p>JOD</text:p>
          </table:table-cell>
          <table:table-cell>
            <text:p>Jordanian Dinar</text:p>
          </table:table-cell>
          <table:table-cell>
            <text:p>Jordan</text:p>
          </table:table-cell>
          <table:table-cell>
            <text:p>Giordania</text:p>
          </table:table-cell>
          <table:table-cell>
            <text:p>Jordan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KZ</text:p>
          </table:table-cell>
          <table:table-cell>
            <text:p>KAZ</text:p>
          </table:table-cell>
          <table:table-cell>
            <text:p>KZT</text:p>
          </table:table-cell>
          <table:table-cell>
            <text:p>Tenge</text:p>
          </table:table-cell>
          <table:table-cell>
            <text:p>Kazakhstan</text:p>
          </table:table-cell>
          <table:table-cell>
            <text:p>Kazakistan</text:p>
          </table:table-cell>
          <table:table-cell>
            <text:p>Kazakhstani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KE</text:p>
          </table:table-cell>
          <table:table-cell>
            <text:p>KEN</text:p>
          </table:table-cell>
          <table:table-cell>
            <text:p>KES</text:p>
          </table:table-cell>
          <table:table-cell>
            <text:p>Kenyan Shilling</text:p>
          </table:table-cell>
          <table:table-cell>
            <text:p>Kenya</text:p>
          </table:table-cell>
          <table:table-cell>
            <text:p>Kenya</text:p>
          </table:table-cell>
          <table:table-cell>
            <text:p>Keny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KI</text:p>
          </table:table-cell>
          <table:table-cell>
            <text:p>KIR</text:p>
          </table:table-cell>
          <table:table-cell>
            <text:p>AUD</text:p>
          </table:table-cell>
          <table:table-cell>
            <text:p>Australian Dollar</text:p>
          </table:table-cell>
          <table:table-cell>
            <text:p>Kiribati</text:p>
          </table:table-cell>
          <table:table-cell>
            <text:p>Kiribati</text:p>
          </table:table-cell>
          <table:table-cell>
            <text:p>Kiribati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KW</text:p>
          </table:table-cell>
          <table:table-cell>
            <text:p>KWT</text:p>
          </table:table-cell>
          <table:table-cell>
            <text:p>KWD</text:p>
          </table:table-cell>
          <table:table-cell>
            <text:p>Kuwaiti Dinar</text:p>
          </table:table-cell>
          <table:table-cell>
            <text:p>Kuwait</text:p>
          </table:table-cell>
          <table:table-cell>
            <text:p>Kuwait</text:p>
          </table:table-cell>
          <table:table-cell>
            <text:p>Kuwaiti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KG</text:p>
          </table:table-cell>
          <table:table-cell>
            <text:p>KGZ</text:p>
          </table:table-cell>
          <table:table-cell>
            <text:p>KGS</text:p>
          </table:table-cell>
          <table:table-cell>
            <text:p>Som</text:p>
          </table:table-cell>
          <table:table-cell>
            <text:p>Kyrgyzstan</text:p>
          </table:table-cell>
          <table:table-cell>
            <text:p>Kirghizistan</text:p>
          </table:table-cell>
          <table:table-cell>
            <text:p>Kyrgyz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LA</text:p>
          </table:table-cell>
          <table:table-cell>
            <text:p>LAO</text:p>
          </table:table-cell>
          <table:table-cell>
            <text:p>LAK</text:p>
          </table:table-cell>
          <table:table-cell>
            <text:p>Kip</text:p>
          </table:table-cell>
          <table:table-cell>
            <text:p>Laos</text:p>
          </table:table-cell>
          <table:table-cell>
            <text:p>Laos</text:p>
          </table:table-cell>
          <table:table-cell>
            <text:p>Laot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LV</text:p>
          </table:table-cell>
          <table:table-cell>
            <text:p>LVA</text:p>
          </table:table-cell>
          <table:table-cell>
            <text:p>EUR</text:p>
          </table:table-cell>
          <table:table-cell>
            <text:p>Euro</text:p>
          </table:table-cell>
          <table:table-cell>
            <text:p>Latvia</text:p>
          </table:table-cell>
          <table:table-cell>
            <text:p>Lettonia</text:p>
          </table:table-cell>
          <table:table-cell>
            <text:p>Latv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LB</text:p>
          </table:table-cell>
          <table:table-cell>
            <text:p>LBN</text:p>
          </table:table-cell>
          <table:table-cell>
            <text:p>LBP</text:p>
          </table:table-cell>
          <table:table-cell>
            <text:p>Lebanese Pound</text:p>
          </table:table-cell>
          <table:table-cell>
            <text:p>Lebanon</text:p>
          </table:table-cell>
          <table:table-cell>
            <text:p>Libano</text:p>
          </table:table-cell>
          <table:table-cell>
            <text:p>Lebanes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LS</text:p>
          </table:table-cell>
          <table:table-cell>
            <text:p>LSO</text:p>
          </table:table-cell>
          <table:table-cell>
            <text:p>ZAR</text:p>
          </table:table-cell>
          <table:table-cell>
            <text:p>Rand</text:p>
          </table:table-cell>
          <table:table-cell>
            <text:p>Lesotho</text:p>
          </table:table-cell>
          <table:table-cell>
            <text:p>Lesotho</text:p>
          </table:table-cell>
          <table:table-cell>
            <text:p>Lesotho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LR</text:p>
          </table:table-cell>
          <table:table-cell>
            <text:p>LBR</text:p>
          </table:table-cell>
          <table:table-cell>
            <text:p>LRD</text:p>
          </table:table-cell>
          <table:table-cell>
            <text:p>Liberian Dollar</text:p>
          </table:table-cell>
          <table:table-cell>
            <text:p>Liberia</text:p>
          </table:table-cell>
          <table:table-cell>
            <text:p>Liberia</text:p>
          </table:table-cell>
          <table:table-cell>
            <text:p>Liber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LY</text:p>
          </table:table-cell>
          <table:table-cell>
            <text:p>LBY</text:p>
          </table:table-cell>
          <table:table-cell>
            <text:p>LYD</text:p>
          </table:table-cell>
          <table:table-cell>
            <text:p>Libyan Dinar</text:p>
          </table:table-cell>
          <table:table-cell>
            <text:p>Libya</text:p>
          </table:table-cell>
          <table:table-cell>
            <text:p>Libia</text:p>
          </table:table-cell>
          <table:table-cell>
            <text:p>Liby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LI</text:p>
          </table:table-cell>
          <table:table-cell>
            <text:p>LIE</text:p>
          </table:table-cell>
          <table:table-cell>
            <text:p>CHF</text:p>
          </table:table-cell>
          <table:table-cell>
            <text:p>Swiss Franc</text:p>
          </table:table-cell>
          <table:table-cell>
            <text:p>Liechtenstein</text:p>
          </table:table-cell>
          <table:table-cell>
            <text:p>Liechtenstein</text:p>
          </table:table-cell>
          <table:table-cell>
            <text:p>Liechtensteiner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LT</text:p>
          </table:table-cell>
          <table:table-cell>
            <text:p>LTU</text:p>
          </table:table-cell>
          <table:table-cell>
            <text:p>EUR</text:p>
          </table:table-cell>
          <table:table-cell>
            <text:p>Euro</text:p>
          </table:table-cell>
          <table:table-cell>
            <text:p>Lithuania</text:p>
          </table:table-cell>
          <table:table-cell>
            <text:p>Lituania</text:p>
          </table:table-cell>
          <table:table-cell>
            <text:p>Lithuan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LU</text:p>
          </table:table-cell>
          <table:table-cell>
            <text:p>LUX</text:p>
          </table:table-cell>
          <table:table-cell>
            <text:p>EUR</text:p>
          </table:table-cell>
          <table:table-cell>
            <text:p>Euro</text:p>
          </table:table-cell>
          <table:table-cell>
            <text:p>Luxembourg</text:p>
          </table:table-cell>
          <table:table-cell>
            <text:p>Lussemburgo</text:p>
          </table:table-cell>
          <table:table-cell>
            <text:p>Luxembourger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MO</text:p>
          </table:table-cell>
          <table:table-cell>
            <text:p>MAC</text:p>
          </table:table-cell>
          <table:table-cell>
            <text:p>MOP</text:p>
          </table:table-cell>
          <table:table-cell>
            <text:p>Pataca</text:p>
          </table:table-cell>
          <table:table-cell>
            <text:p>Macau</text:p>
          </table:table-cell>
          <table:table-cell>
            <text:p>Macao</text:p>
          </table:table-cell>
          <table:table-cell>
            <text:p>Macau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MK</text:p>
          </table:table-cell>
          <table:table-cell>
            <text:p>MKD</text:p>
          </table:table-cell>
          <table:table-cell>
            <text:p>MKD</text:p>
          </table:table-cell>
          <table:table-cell>
            <text:p>Denar</text:p>
          </table:table-cell>
          <table:table-cell>
            <text:p>Macedonia</text:p>
          </table:table-cell>
          <table:table-cell>
            <text:p>Macedonia</text:p>
          </table:table-cell>
          <table:table-cell>
            <text:p>Macedon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MG</text:p>
          </table:table-cell>
          <table:table-cell>
            <text:p>MDG</text:p>
          </table:table-cell>
          <table:table-cell>
            <text:p>MGA</text:p>
          </table:table-cell>
          <table:table-cell>
            <text:p>Malagasy Ariary</text:p>
          </table:table-cell>
          <table:table-cell>
            <text:p>Madagascar</text:p>
          </table:table-cell>
          <table:table-cell>
            <text:p>Madagascar</text:p>
          </table:table-cell>
          <table:table-cell>
            <text:p>Malagasy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MW</text:p>
          </table:table-cell>
          <table:table-cell>
            <text:p>MWI</text:p>
          </table:table-cell>
          <table:table-cell>
            <text:p>MWK</text:p>
          </table:table-cell>
          <table:table-cell>
            <text:p>Kwacha</text:p>
          </table:table-cell>
          <table:table-cell>
            <text:p>Malawi</text:p>
          </table:table-cell>
          <table:table-cell>
            <text:p>Malawi</text:p>
          </table:table-cell>
          <table:table-cell>
            <text:p>Malaw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MY</text:p>
          </table:table-cell>
          <table:table-cell>
            <text:p>MYS</text:p>
          </table:table-cell>
          <table:table-cell>
            <text:p>MYR</text:p>
          </table:table-cell>
          <table:table-cell>
            <text:p>Malaysian Ringgit</text:p>
          </table:table-cell>
          <table:table-cell>
            <text:p>Malaysia</text:p>
          </table:table-cell>
          <table:table-cell>
            <text:p>Malesia</text:p>
          </table:table-cell>
          <table:table-cell>
            <text:p>Malays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MV</text:p>
          </table:table-cell>
          <table:table-cell>
            <text:p>MDV</text:p>
          </table:table-cell>
          <table:table-cell>
            <text:p>MVR</text:p>
          </table:table-cell>
          <table:table-cell>
            <text:p>Rufiyaa</text:p>
          </table:table-cell>
          <table:table-cell>
            <text:p>Maldives</text:p>
          </table:table-cell>
          <table:table-cell>
            <text:p>Maldive</text:p>
          </table:table-cell>
          <table:table-cell>
            <text:p>Maldiv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ML</text:p>
          </table:table-cell>
          <table:table-cell>
            <text:p>MLI</text:p>
          </table:table-cell>
          <table:table-cell>
            <text:p>XOF</text:p>
          </table:table-cell>
          <table:table-cell>
            <text:p>CFA Franc BCEAO</text:p>
          </table:table-cell>
          <table:table-cell>
            <text:p>Mali</text:p>
          </table:table-cell>
          <table:table-cell>
            <text:p>Mali</text:p>
          </table:table-cell>
          <table:table-cell>
            <text:p>Mal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MT</text:p>
          </table:table-cell>
          <table:table-cell>
            <text:p>MLT</text:p>
          </table:table-cell>
          <table:table-cell>
            <text:p>EUR</text:p>
          </table:table-cell>
          <table:table-cell>
            <text:p>Euro</text:p>
          </table:table-cell>
          <table:table-cell>
            <text:p>Malta</text:p>
          </table:table-cell>
          <table:table-cell>
            <text:p>Malta</text:p>
          </table:table-cell>
          <table:table-cell>
            <text:p>Maltes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MH</text:p>
          </table:table-cell>
          <table:table-cell>
            <text:p>MHL</text:p>
          </table:table-cell>
          <table:table-cell>
            <text:p>USD</text:p>
          </table:table-cell>
          <table:table-cell>
            <text:p>US Dollar</text:p>
          </table:table-cell>
          <table:table-cell>
            <text:p>Marshall Islands</text:p>
          </table:table-cell>
          <table:table-cell>
            <text:p>Isole Marshall</text:p>
          </table:table-cell>
          <table:table-cell>
            <text:p>Marshalles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MQ</text:p>
          </table:table-cell>
          <table:table-cell>
            <text:p>MTQ</text:p>
          </table:table-cell>
          <table:table-cell>
            <text:p>EUR</text:p>
          </table:table-cell>
          <table:table-cell>
            <text:p>Euro</text:p>
          </table:table-cell>
          <table:table-cell>
            <text:p>Martinique</text:p>
          </table:table-cell>
          <table:table-cell>
            <text:p>Martinica</text:p>
          </table:table-cell>
          <table:table-cell>
            <text:p>Martiniqu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MR</text:p>
          </table:table-cell>
          <table:table-cell>
            <text:p>MRT</text:p>
          </table:table-cell>
          <table:table-cell>
            <text:p>MRO</text:p>
          </table:table-cell>
          <table:table-cell>
            <text:p>Ouguiya</text:p>
          </table:table-cell>
          <table:table-cell>
            <text:p>Mauritania</text:p>
          </table:table-cell>
          <table:table-cell>
            <text:p>Mauritania</text:p>
          </table:table-cell>
          <table:table-cell>
            <text:p>Mauritan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MU</text:p>
          </table:table-cell>
          <table:table-cell>
            <text:p>MUS</text:p>
          </table:table-cell>
          <table:table-cell>
            <text:p>MUR</text:p>
          </table:table-cell>
          <table:table-cell>
            <text:p>Mauritius Rupee</text:p>
          </table:table-cell>
          <table:table-cell>
            <text:p>Mauritius</text:p>
          </table:table-cell>
          <table:table-cell>
            <text:p>Mauritius</text:p>
          </table:table-cell>
          <table:table-cell>
            <text:p>Maurit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YT</text:p>
          </table:table-cell>
          <table:table-cell>
            <text:p>MYT</text:p>
          </table:table-cell>
          <table:table-cell>
            <text:p>EUR</text:p>
          </table:table-cell>
          <table:table-cell>
            <text:p>Euro</text:p>
          </table:table-cell>
          <table:table-cell>
            <text:p>Mayotte</text:p>
          </table:table-cell>
          <table:table-cell>
            <text:p>Mayotte</text:p>
          </table:table-cell>
          <table:table-cell>
            <text:p>Mayott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MX</text:p>
          </table:table-cell>
          <table:table-cell>
            <text:p>MEX</text:p>
          </table:table-cell>
          <table:table-cell>
            <text:p>MXN</text:p>
          </table:table-cell>
          <table:table-cell>
            <text:p>Mexican Peso</text:p>
          </table:table-cell>
          <table:table-cell>
            <text:p>Mexico</text:p>
          </table:table-cell>
          <table:table-cell>
            <text:p>Messico</text:p>
          </table:table-cell>
          <table:table-cell>
            <text:p>Mexic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FM</text:p>
          </table:table-cell>
          <table:table-cell>
            <text:p>FSM</text:p>
          </table:table-cell>
          <table:table-cell>
            <text:p>USD</text:p>
          </table:table-cell>
          <table:table-cell>
            <text:p>US Dollar</text:p>
          </table:table-cell>
          <table:table-cell>
            <text:p>Micronesia</text:p>
          </table:table-cell>
          <table:table-cell>
            <text:p>Micronesia</text:p>
          </table:table-cell>
          <table:table-cell>
            <text:p>Micrones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MD</text:p>
          </table:table-cell>
          <table:table-cell>
            <text:p>MDA</text:p>
          </table:table-cell>
          <table:table-cell>
            <text:p>MDL</text:p>
          </table:table-cell>
          <table:table-cell>
            <text:p>Moldovan Leu</text:p>
          </table:table-cell>
          <table:table-cell>
            <text:p>Moldova</text:p>
          </table:table-cell>
          <table:table-cell>
            <text:p>Moldavia</text:p>
          </table:table-cell>
          <table:table-cell>
            <text:p>Moldov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MC</text:p>
          </table:table-cell>
          <table:table-cell>
            <text:p>MCO</text:p>
          </table:table-cell>
          <table:table-cell>
            <text:p>EUR</text:p>
          </table:table-cell>
          <table:table-cell>
            <text:p>Euro</text:p>
          </table:table-cell>
          <table:table-cell>
            <text:p>Monaco</text:p>
          </table:table-cell>
          <table:table-cell>
            <text:p>Monaco</text:p>
          </table:table-cell>
          <table:table-cell>
            <text:p>Monac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MN</text:p>
          </table:table-cell>
          <table:table-cell>
            <text:p>MNG</text:p>
          </table:table-cell>
          <table:table-cell>
            <text:p>MNT</text:p>
          </table:table-cell>
          <table:table-cell>
            <text:p>Tugrik</text:p>
          </table:table-cell>
          <table:table-cell>
            <text:p>Mongolia</text:p>
          </table:table-cell>
          <table:table-cell>
            <text:p>Mongolia</text:p>
          </table:table-cell>
          <table:table-cell>
            <text:p>Mongol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ME</text:p>
          </table:table-cell>
          <table:table-cell>
            <text:p>MNE</text:p>
          </table:table-cell>
          <table:table-cell>
            <text:p>EUR</text:p>
          </table:table-cell>
          <table:table-cell>
            <text:p>Euro</text:p>
          </table:table-cell>
          <table:table-cell>
            <text:p>Montenegro</text:p>
          </table:table-cell>
          <table:table-cell>
            <text:p>Montenegro</text:p>
          </table:table-cell>
          <table:table-cell>
            <text:p>Montenegro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MS</text:p>
          </table:table-cell>
          <table:table-cell>
            <text:p>MSR</text:p>
          </table:table-cell>
          <table:table-cell>
            <text:p>XCD</text:p>
          </table:table-cell>
          <table:table-cell>
            <text:p>East Caribbean Dollar</text:p>
          </table:table-cell>
          <table:table-cell>
            <text:p>Montserrat</text:p>
          </table:table-cell>
          <table:table-cell>
            <text:p>Montserrat</text:p>
          </table:table-cell>
          <table:table-cell>
            <text:p>Montserrat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MA</text:p>
          </table:table-cell>
          <table:table-cell>
            <text:p>MAR</text:p>
          </table:table-cell>
          <table:table-cell>
            <text:p>MAD</text:p>
          </table:table-cell>
          <table:table-cell>
            <text:p>Moroccan Dirham</text:p>
          </table:table-cell>
          <table:table-cell>
            <text:p>Morocco</text:p>
          </table:table-cell>
          <table:table-cell>
            <text:p>Marocco</text:p>
          </table:table-cell>
          <table:table-cell>
            <text:p>Morocc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MZ</text:p>
          </table:table-cell>
          <table:table-cell>
            <text:p>MOZ</text:p>
          </table:table-cell>
          <table:table-cell>
            <text:p>MZN</text:p>
          </table:table-cell>
          <table:table-cell>
            <text:p>Mozambique Metical</text:p>
          </table:table-cell>
          <table:table-cell>
            <text:p>Mozambique</text:p>
          </table:table-cell>
          <table:table-cell>
            <text:p>Mozambico</text:p>
          </table:table-cell>
          <table:table-cell>
            <text:p>Mozambic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MM</text:p>
          </table:table-cell>
          <table:table-cell>
            <text:p>MMR</text:p>
          </table:table-cell>
          <table:table-cell>
            <text:p>MMK</text:p>
          </table:table-cell>
          <table:table-cell>
            <text:p>Kyat</text:p>
          </table:table-cell>
          <table:table-cell>
            <text:p>Myanmar</text:p>
          </table:table-cell>
          <table:table-cell>
            <text:p>Birmania</text:p>
          </table:table-cell>
          <table:table-cell>
            <text:p>Myanmar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NA</text:p>
          </table:table-cell>
          <table:table-cell>
            <text:p>NAM</text:p>
          </table:table-cell>
          <table:table-cell>
            <text:p>ZAR</text:p>
          </table:table-cell>
          <table:table-cell>
            <text:p>Rand</text:p>
          </table:table-cell>
          <table:table-cell>
            <text:p>Namibia</text:p>
          </table:table-cell>
          <table:table-cell>
            <text:p>Namibia</text:p>
          </table:table-cell>
          <table:table-cell>
            <text:p>Namib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NR</text:p>
          </table:table-cell>
          <table:table-cell>
            <text:p>NRU</text:p>
          </table:table-cell>
          <table:table-cell>
            <text:p>AUD</text:p>
          </table:table-cell>
          <table:table-cell>
            <text:p>Australian Dollar</text:p>
          </table:table-cell>
          <table:table-cell>
            <text:p>Nauru</text:p>
          </table:table-cell>
          <table:table-cell>
            <text:p>Nauru</text:p>
          </table:table-cell>
          <table:table-cell>
            <text:p>Nauru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NP</text:p>
          </table:table-cell>
          <table:table-cell>
            <text:p>NPL</text:p>
          </table:table-cell>
          <table:table-cell>
            <text:p>NPR</text:p>
          </table:table-cell>
          <table:table-cell>
            <text:p>Nepalese Rupee</text:p>
          </table:table-cell>
          <table:table-cell>
            <text:p>Nepal</text:p>
          </table:table-cell>
          <table:table-cell>
            <text:p>Nepal</text:p>
          </table:table-cell>
          <table:table-cell>
            <text:p>Nepales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NL</text:p>
          </table:table-cell>
          <table:table-cell>
            <text:p>NLD</text:p>
          </table:table-cell>
          <table:table-cell>
            <text:p>EUR</text:p>
          </table:table-cell>
          <table:table-cell>
            <text:p>Euro</text:p>
          </table:table-cell>
          <table:table-cell>
            <text:p>Netherlands</text:p>
          </table:table-cell>
          <table:table-cell>
            <text:p>Paesi Bassi</text:p>
          </table:table-cell>
          <table:table-cell>
            <text:p>Dutch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NC</text:p>
          </table:table-cell>
          <table:table-cell>
            <text:p>NCL</text:p>
          </table:table-cell>
          <table:table-cell>
            <text:p>XPF</text:p>
          </table:table-cell>
          <table:table-cell>
            <text:p>CFP Franc</text:p>
          </table:table-cell>
          <table:table-cell>
            <text:p>New Caledonia</text:p>
          </table:table-cell>
          <table:table-cell>
            <text:p>Nuova Caledonia</text:p>
          </table:table-cell>
          <table:table-cell>
            <text:p>New Zealander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NZ</text:p>
          </table:table-cell>
          <table:table-cell>
            <text:p>NZL</text:p>
          </table:table-cell>
          <table:table-cell>
            <text:p>NZD</text:p>
          </table:table-cell>
          <table:table-cell>
            <text:p>New Zealand Dollar</text:p>
          </table:table-cell>
          <table:table-cell>
            <text:p>New Zealand</text:p>
          </table:table-cell>
          <table:table-cell>
            <text:p>Nuova Zelanda</text:p>
          </table:table-cell>
          <table:table-cell>
            <text:p>Ni-Vanuatu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NI</text:p>
          </table:table-cell>
          <table:table-cell>
            <text:p>NIC</text:p>
          </table:table-cell>
          <table:table-cell>
            <text:p>NIO</text:p>
          </table:table-cell>
          <table:table-cell>
            <text:p>Cordoba Oro</text:p>
          </table:table-cell>
          <table:table-cell>
            <text:p>Nicaragua</text:p>
          </table:table-cell>
          <table:table-cell>
            <text:p>Nicaragua</text:p>
          </table:table-cell>
          <table:table-cell>
            <text:p>Nicaragu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NE</text:p>
          </table:table-cell>
          <table:table-cell>
            <text:p>NER</text:p>
          </table:table-cell>
          <table:table-cell>
            <text:p>XOF</text:p>
          </table:table-cell>
          <table:table-cell>
            <text:p>CFA Franc BCEAO</text:p>
          </table:table-cell>
          <table:table-cell>
            <text:p>Niger</text:p>
          </table:table-cell>
          <table:table-cell>
            <text:p>Niger</text:p>
          </table:table-cell>
          <table:table-cell>
            <text:p>Nigerie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NG</text:p>
          </table:table-cell>
          <table:table-cell>
            <text:p>NGA</text:p>
          </table:table-cell>
          <table:table-cell>
            <text:p>NGN</text:p>
          </table:table-cell>
          <table:table-cell>
            <text:p>Naira</text:p>
          </table:table-cell>
          <table:table-cell>
            <text:p>Nigeria</text:p>
          </table:table-cell>
          <table:table-cell>
            <text:p>Nigeria</text:p>
          </table:table-cell>
          <table:table-cell>
            <text:p>Niger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NU</text:p>
          </table:table-cell>
          <table:table-cell>
            <text:p>NIU</text:p>
          </table:table-cell>
          <table:table-cell>
            <text:p>NZD</text:p>
          </table:table-cell>
          <table:table-cell>
            <text:p>New Zealand Dollar</text:p>
          </table:table-cell>
          <table:table-cell>
            <text:p>Niue</text:p>
          </table:table-cell>
          <table:table-cell>
            <text:p>Niue</text:p>
          </table:table-cell>
          <table:table-cell>
            <text:p>Niu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NF</text:p>
          </table:table-cell>
          <table:table-cell>
            <text:p>NFK</text:p>
          </table:table-cell>
          <table:table-cell>
            <text:p>AUD</text:p>
          </table:table-cell>
          <table:table-cell>
            <text:p>Australian Dollar</text:p>
          </table:table-cell>
          <table:table-cell>
            <text:p>Norfolk Island</text:p>
          </table:table-cell>
          <table:table-cell>
            <text:p>Isola Norfolk</text:p>
          </table:table-cell>
          <table:table-cell>
            <text:p>Norfolk Island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KP</text:p>
          </table:table-cell>
          <table:table-cell>
            <text:p>PRK</text:p>
          </table:table-cell>
          <table:table-cell>
            <text:p>KPW</text:p>
          </table:table-cell>
          <table:table-cell>
            <text:p>North Korean Won</text:p>
          </table:table-cell>
          <table:table-cell>
            <text:p>North Korea</text:p>
          </table:table-cell>
          <table:table-cell>
            <text:p>Corea del Nord</text:p>
          </table:table-cell>
          <table:table-cell>
            <text:p>North Kore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MP</text:p>
          </table:table-cell>
          <table:table-cell>
            <text:p>MNP</text:p>
          </table:table-cell>
          <table:table-cell>
            <text:p>USD</text:p>
          </table:table-cell>
          <table:table-cell>
            <text:p>US Dollar</text:p>
          </table:table-cell>
          <table:table-cell>
            <text:p>Northern Mariana Islands</text:p>
          </table:table-cell>
          <table:table-cell>
            <text:p>Isole Marianne Settentrionali</text:p>
          </table:table-cell>
          <table:table-cell>
            <text:p>Northern Mariana Islands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NO</text:p>
          </table:table-cell>
          <table:table-cell>
            <text:p>NOR</text:p>
          </table:table-cell>
          <table:table-cell>
            <text:p>NOK</text:p>
          </table:table-cell>
          <table:table-cell>
            <text:p>Norwegian Krone</text:p>
          </table:table-cell>
          <table:table-cell>
            <text:p>Norway</text:p>
          </table:table-cell>
          <table:table-cell>
            <text:p>Norvegia</text:p>
          </table:table-cell>
          <table:table-cell>
            <text:p>Norweg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OM</text:p>
          </table:table-cell>
          <table:table-cell>
            <text:p>OMN</text:p>
          </table:table-cell>
          <table:table-cell>
            <text:p>OMR</text:p>
          </table:table-cell>
          <table:table-cell>
            <text:p>Rial Omani</text:p>
          </table:table-cell>
          <table:table-cell>
            <text:p>Oman</text:p>
          </table:table-cell>
          <table:table-cell>
            <text:p>Oman</text:p>
          </table:table-cell>
          <table:table-cell>
            <text:p>Omani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PK</text:p>
          </table:table-cell>
          <table:table-cell>
            <text:p>PAK</text:p>
          </table:table-cell>
          <table:table-cell>
            <text:p>PKR</text:p>
          </table:table-cell>
          <table:table-cell>
            <text:p>Pakistan Rupee</text:p>
          </table:table-cell>
          <table:table-cell>
            <text:p>Pakistan</text:p>
          </table:table-cell>
          <table:table-cell>
            <text:p>Pakistan</text:p>
          </table:table-cell>
          <table:table-cell>
            <text:p>Pakistani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PW</text:p>
          </table:table-cell>
          <table:table-cell>
            <text:p>PLW</text:p>
          </table:table-cell>
          <table:table-cell>
            <text:p>USD</text:p>
          </table:table-cell>
          <table:table-cell>
            <text:p>US Dollar</text:p>
          </table:table-cell>
          <table:table-cell>
            <text:p>Palau</text:p>
          </table:table-cell>
          <table:table-cell>
            <text:p>Palau</text:p>
          </table:table-cell>
          <table:table-cell>
            <text:p>Palau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PS</text:p>
          </table:table-cell>
          <table:table-cell>
            <text:p>PSE</text:p>
          </table:table-cell>
          <table:table-cell>
            <text:p/>
          </table:table-cell>
          <table:table-cell>
            <text:p>No universal currency</text:p>
          </table:table-cell>
          <table:table-cell>
            <text:p>Palestine</text:p>
          </table:table-cell>
          <table:table-cell>
            <text:p>Palestina</text:p>
          </table:table-cell>
          <table:table-cell>
            <text:p>Palestin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PA</text:p>
          </table:table-cell>
          <table:table-cell>
            <text:p>PAN</text:p>
          </table:table-cell>
          <table:table-cell>
            <text:p>USD</text:p>
          </table:table-cell>
          <table:table-cell>
            <text:p>US Dollar</text:p>
          </table:table-cell>
          <table:table-cell>
            <text:p>Panama</text:p>
          </table:table-cell>
          <table:table-cell>
            <text:p>Panam</text:p>
          </table:table-cell>
          <table:table-cell>
            <text:p>Panaman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PG</text:p>
          </table:table-cell>
          <table:table-cell>
            <text:p>PNG</text:p>
          </table:table-cell>
          <table:table-cell>
            <text:p>PGK</text:p>
          </table:table-cell>
          <table:table-cell>
            <text:p>Kina</text:p>
          </table:table-cell>
          <table:table-cell>
            <text:p>Papua New Guinea</text:p>
          </table:table-cell>
          <table:table-cell>
            <text:p>Papua Nuova Guinea</text:p>
          </table:table-cell>
          <table:table-cell>
            <text:p>Papua New Guine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PY</text:p>
          </table:table-cell>
          <table:table-cell>
            <text:p>PRY</text:p>
          </table:table-cell>
          <table:table-cell>
            <text:p>PYG</text:p>
          </table:table-cell>
          <table:table-cell>
            <text:p>Guarani</text:p>
          </table:table-cell>
          <table:table-cell>
            <text:p>Paraguay</text:p>
          </table:table-cell>
          <table:table-cell>
            <text:p>Paraguay</text:p>
          </table:table-cell>
          <table:table-cell>
            <text:p>Paraguay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PE</text:p>
          </table:table-cell>
          <table:table-cell>
            <text:p>PER</text:p>
          </table:table-cell>
          <table:table-cell>
            <text:p>PEN</text:p>
          </table:table-cell>
          <table:table-cell>
            <text:p>Nuevo Sol</text:p>
          </table:table-cell>
          <table:table-cell>
            <text:p>Peru</text:p>
          </table:table-cell>
          <table:table-cell>
            <text:p>Per</text:p>
          </table:table-cell>
          <table:table-cell>
            <text:p>Peruv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PH</text:p>
          </table:table-cell>
          <table:table-cell>
            <text:p>PHL</text:p>
          </table:table-cell>
          <table:table-cell>
            <text:p>PHP</text:p>
          </table:table-cell>
          <table:table-cell>
            <text:p>Philippine Peso</text:p>
          </table:table-cell>
          <table:table-cell>
            <text:p>Philippines</text:p>
          </table:table-cell>
          <table:table-cell>
            <text:p>Filippine</text:p>
          </table:table-cell>
          <table:table-cell>
            <text:p>Filipino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PN</text:p>
          </table:table-cell>
          <table:table-cell>
            <text:p>PCN</text:p>
          </table:table-cell>
          <table:table-cell>
            <text:p>NZD</text:p>
          </table:table-cell>
          <table:table-cell>
            <text:p>New Zealand Dollar</text:p>
          </table:table-cell>
          <table:table-cell>
            <text:p>Pitcairn Islands</text:p>
          </table:table-cell>
          <table:table-cell>
            <text:p>Isole Pitcairn</text:p>
          </table:table-cell>
          <table:table-cell>
            <text:p>Pitcairn Islands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PL</text:p>
          </table:table-cell>
          <table:table-cell>
            <text:p>POL</text:p>
          </table:table-cell>
          <table:table-cell>
            <text:p>PLN</text:p>
          </table:table-cell>
          <table:table-cell>
            <text:p>Zloty</text:p>
          </table:table-cell>
          <table:table-cell>
            <text:p>Poland</text:p>
          </table:table-cell>
          <table:table-cell>
            <text:p>Polonia</text:p>
          </table:table-cell>
          <table:table-cell>
            <text:p>Polish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PT</text:p>
          </table:table-cell>
          <table:table-cell>
            <text:p>PRT</text:p>
          </table:table-cell>
          <table:table-cell>
            <text:p>EUR</text:p>
          </table:table-cell>
          <table:table-cell>
            <text:p>Euro</text:p>
          </table:table-cell>
          <table:table-cell>
            <text:p>Portugal</text:p>
          </table:table-cell>
          <table:table-cell>
            <text:p>Portogallo</text:p>
          </table:table-cell>
          <table:table-cell>
            <text:p>Portugues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PR</text:p>
          </table:table-cell>
          <table:table-cell>
            <text:p>PRI</text:p>
          </table:table-cell>
          <table:table-cell>
            <text:p>USD</text:p>
          </table:table-cell>
          <table:table-cell>
            <text:p>US Dollar</text:p>
          </table:table-cell>
          <table:table-cell>
            <text:p>Puerto Rico</text:p>
          </table:table-cell>
          <table:table-cell>
            <text:p>Porto Rico</text:p>
          </table:table-cell>
          <table:table-cell>
            <text:p>Puerto Rico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QA</text:p>
          </table:table-cell>
          <table:table-cell>
            <text:p>QAT</text:p>
          </table:table-cell>
          <table:table-cell>
            <text:p>QAR</text:p>
          </table:table-cell>
          <table:table-cell>
            <text:p>Qatari Rial</text:p>
          </table:table-cell>
          <table:table-cell>
            <text:p>Qatar</text:p>
          </table:table-cell>
          <table:table-cell>
            <text:p>Qatar</text:p>
          </table:table-cell>
          <table:table-cell>
            <text:p>Qatari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RO</text:p>
          </table:table-cell>
          <table:table-cell>
            <text:p>ROU</text:p>
          </table:table-cell>
          <table:table-cell>
            <text:p>RON</text:p>
          </table:table-cell>
          <table:table-cell>
            <text:p>New Romanian Leu</text:p>
          </table:table-cell>
          <table:table-cell>
            <text:p>Romania</text:p>
          </table:table-cell>
          <table:table-cell>
            <text:p>Romania</text:p>
          </table:table-cell>
          <table:table-cell>
            <text:p>Roman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RU</text:p>
          </table:table-cell>
          <table:table-cell>
            <text:p>RUS</text:p>
          </table:table-cell>
          <table:table-cell>
            <text:p>RUB</text:p>
          </table:table-cell>
          <table:table-cell>
            <text:p>Russian Ruble</text:p>
          </table:table-cell>
          <table:table-cell>
            <text:p>Russia</text:p>
          </table:table-cell>
          <table:table-cell>
            <text:p>Russia</text:p>
          </table:table-cell>
          <table:table-cell>
            <text:p>Russ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RW</text:p>
          </table:table-cell>
          <table:table-cell>
            <text:p>RWA</text:p>
          </table:table-cell>
          <table:table-cell>
            <text:p>RWF</text:p>
          </table:table-cell>
          <table:table-cell>
            <text:p>Rwanda Franc</text:p>
          </table:table-cell>
          <table:table-cell>
            <text:p>Rwanda</text:p>
          </table:table-cell>
          <table:table-cell>
            <text:p>Ruanda</text:p>
          </table:table-cell>
          <table:table-cell>
            <text:p>Rwand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RE</text:p>
          </table:table-cell>
          <table:table-cell>
            <text:p>REU</text:p>
          </table:table-cell>
          <table:table-cell>
            <text:p>EUR</text:p>
          </table:table-cell>
          <table:table-cell>
            <text:p>Euro</text:p>
          </table:table-cell>
          <table:table-cell>
            <text:p>Réunion</text:p>
          </table:table-cell>
          <table:table-cell>
            <text:p>Riunione</text:p>
          </table:table-cell>
          <table:table-cell>
            <text:p>Reunio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WS</text:p>
          </table:table-cell>
          <table:table-cell>
            <text:p>WSM</text:p>
          </table:table-cell>
          <table:table-cell>
            <text:p>WST</text:p>
          </table:table-cell>
          <table:table-cell>
            <text:p>Tala</text:p>
          </table:table-cell>
          <table:table-cell>
            <text:p>Samoa</text:p>
          </table:table-cell>
          <table:table-cell>
            <text:p>Samoa</text:p>
          </table:table-cell>
          <table:table-cell>
            <text:p>Samo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SM</text:p>
          </table:table-cell>
          <table:table-cell>
            <text:p>SMR</text:p>
          </table:table-cell>
          <table:table-cell>
            <text:p>EUR</text:p>
          </table:table-cell>
          <table:table-cell>
            <text:p>Euro</text:p>
          </table:table-cell>
          <table:table-cell>
            <text:p>San Marino</text:p>
          </table:table-cell>
          <table:table-cell>
            <text:p>San Marino</text:p>
          </table:table-cell>
          <table:table-cell>
            <text:p>San Marines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SA</text:p>
          </table:table-cell>
          <table:table-cell>
            <text:p>SAU</text:p>
          </table:table-cell>
          <table:table-cell>
            <text:p>SAR</text:p>
          </table:table-cell>
          <table:table-cell>
            <text:p>Saudi Riyal</text:p>
          </table:table-cell>
          <table:table-cell>
            <text:p>Saudi Arabia</text:p>
          </table:table-cell>
          <table:table-cell>
            <text:p>Arabia Saudita</text:p>
          </table:table-cell>
          <table:table-cell>
            <text:p>Saudi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SN</text:p>
          </table:table-cell>
          <table:table-cell>
            <text:p>SEN</text:p>
          </table:table-cell>
          <table:table-cell>
            <text:p>XOF</text:p>
          </table:table-cell>
          <table:table-cell>
            <text:p>CFA Franc BCEAO</text:p>
          </table:table-cell>
          <table:table-cell>
            <text:p>Senegal</text:p>
          </table:table-cell>
          <table:table-cell>
            <text:p>Senegal</text:p>
          </table:table-cell>
          <table:table-cell>
            <text:p>Senegales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RS</text:p>
          </table:table-cell>
          <table:table-cell>
            <text:p>SRB</text:p>
          </table:table-cell>
          <table:table-cell>
            <text:p>RSD</text:p>
          </table:table-cell>
          <table:table-cell>
            <text:p>Serbian Dinar</text:p>
          </table:table-cell>
          <table:table-cell>
            <text:p>Serbia</text:p>
          </table:table-cell>
          <table:table-cell>
            <text:p>Serbia</text:p>
          </table:table-cell>
          <table:table-cell>
            <text:p>Serb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SC</text:p>
          </table:table-cell>
          <table:table-cell>
            <text:p>SYC</text:p>
          </table:table-cell>
          <table:table-cell>
            <text:p>SCR</text:p>
          </table:table-cell>
          <table:table-cell>
            <text:p>Seychelles Rupee</text:p>
          </table:table-cell>
          <table:table-cell>
            <text:p>Seychelles</text:p>
          </table:table-cell>
          <table:table-cell>
            <text:p>Seychelles</text:p>
          </table:table-cell>
          <table:table-cell>
            <text:p>Seychellois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SL</text:p>
          </table:table-cell>
          <table:table-cell>
            <text:p>SLE</text:p>
          </table:table-cell>
          <table:table-cell>
            <text:p>SLL</text:p>
          </table:table-cell>
          <table:table-cell>
            <text:p>Leone</text:p>
          </table:table-cell>
          <table:table-cell>
            <text:p>Sierra Leone</text:p>
          </table:table-cell>
          <table:table-cell>
            <text:p>Sierra Leone</text:p>
          </table:table-cell>
          <table:table-cell>
            <text:p>Sierra Leone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SG</text:p>
          </table:table-cell>
          <table:table-cell>
            <text:p>SGP</text:p>
          </table:table-cell>
          <table:table-cell>
            <text:p>SGD</text:p>
          </table:table-cell>
          <table:table-cell>
            <text:p>Singapore Dollar</text:p>
          </table:table-cell>
          <table:table-cell>
            <text:p>Singapore</text:p>
          </table:table-cell>
          <table:table-cell>
            <text:p>Singapore</text:p>
          </table:table-cell>
          <table:table-cell>
            <text:p>Singapore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SX</text:p>
          </table:table-cell>
          <table:table-cell>
            <text:p>SXM</text:p>
          </table:table-cell>
          <table:table-cell>
            <text:p>ANG</text:p>
          </table:table-cell>
          <table:table-cell>
            <text:p>Netherlands Antillean Guilder</text:p>
          </table:table-cell>
          <table:table-cell>
            <text:p>Sint Maarten</text:p>
          </table:table-cell>
          <table:table-cell>
            <text:p>Sint Maarten</text:p>
          </table:table-cell>
          <table:table-cell>
            <text:p>Sint Maarte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SK</text:p>
          </table:table-cell>
          <table:table-cell>
            <text:p>SVK</text:p>
          </table:table-cell>
          <table:table-cell>
            <text:p>EUR</text:p>
          </table:table-cell>
          <table:table-cell>
            <text:p>Euro</text:p>
          </table:table-cell>
          <table:table-cell>
            <text:p>Slovakia</text:p>
          </table:table-cell>
          <table:table-cell>
            <text:p>Slovacchia</text:p>
          </table:table-cell>
          <table:table-cell>
            <text:p>Slovak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SI</text:p>
          </table:table-cell>
          <table:table-cell>
            <text:p>SVN</text:p>
          </table:table-cell>
          <table:table-cell>
            <text:p>EUR</text:p>
          </table:table-cell>
          <table:table-cell>
            <text:p>Euro</text:p>
          </table:table-cell>
          <table:table-cell>
            <text:p>Slovenia</text:p>
          </table:table-cell>
          <table:table-cell>
            <text:p>Slovenia</text:p>
          </table:table-cell>
          <table:table-cell>
            <text:p>Sloven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SB</text:p>
          </table:table-cell>
          <table:table-cell>
            <text:p>SLB</text:p>
          </table:table-cell>
          <table:table-cell>
            <text:p>SBD</text:p>
          </table:table-cell>
          <table:table-cell>
            <text:p>Solomon Islands Dollar</text:p>
          </table:table-cell>
          <table:table-cell>
            <text:p>Solomon Islands</text:p>
          </table:table-cell>
          <table:table-cell>
            <text:p>Isole Salomone</text:p>
          </table:table-cell>
          <table:table-cell>
            <text:p>Solomon Islander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SO</text:p>
          </table:table-cell>
          <table:table-cell>
            <text:p>SOM</text:p>
          </table:table-cell>
          <table:table-cell>
            <text:p>SOS</text:p>
          </table:table-cell>
          <table:table-cell>
            <text:p>Somali Shilling</text:p>
          </table:table-cell>
          <table:table-cell>
            <text:p>Somalia</text:p>
          </table:table-cell>
          <table:table-cell>
            <text:p>Somalia</text:p>
          </table:table-cell>
          <table:table-cell>
            <text:p>Somali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ZA</text:p>
          </table:table-cell>
          <table:table-cell>
            <text:p>ZAF</text:p>
          </table:table-cell>
          <table:table-cell>
            <text:p>ZAR</text:p>
          </table:table-cell>
          <table:table-cell>
            <text:p>Rand</text:p>
          </table:table-cell>
          <table:table-cell>
            <text:p>South Africa</text:p>
          </table:table-cell>
          <table:table-cell>
            <text:p>Sudafrica</text:p>
          </table:table-cell>
          <table:table-cell>
            <text:p>South Afric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GS</text:p>
          </table:table-cell>
          <table:table-cell>
            <text:p>SGS</text:p>
          </table:table-cell>
          <table:table-cell>
            <text:p/>
          </table:table-cell>
          <table:table-cell>
            <text:p/>
          </table:table-cell>
          <table:table-cell>
            <text:p>South Georgia &amp; South Sandwich Islands</text:p>
          </table:table-cell>
          <table:table-cell>
            <text:p>Georgia del Sud e isole Sandwich meridionali</text:p>
          </table:table-cell>
          <table:table-cell>
            <text:p>South Georgia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KR</text:p>
          </table:table-cell>
          <table:table-cell>
            <text:p>KOR</text:p>
          </table:table-cell>
          <table:table-cell>
            <text:p>KRW</text:p>
          </table:table-cell>
          <table:table-cell>
            <text:p>Won</text:p>
          </table:table-cell>
          <table:table-cell>
            <text:p>South Korea</text:p>
          </table:table-cell>
          <table:table-cell>
            <text:p>Corea del Sud</text:p>
          </table:table-cell>
          <table:table-cell>
            <text:p>South Kore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SS</text:p>
          </table:table-cell>
          <table:table-cell>
            <text:p>SSD</text:p>
          </table:table-cell>
          <table:table-cell>
            <text:p>SSP</text:p>
          </table:table-cell>
          <table:table-cell>
            <text:p>South Sudanese Pound</text:p>
          </table:table-cell>
          <table:table-cell>
            <text:p>South Sudan</text:p>
          </table:table-cell>
          <table:table-cell>
            <text:p>Sudan del Sud</text:p>
          </table:table-cell>
          <table:table-cell>
            <text:p>South Sud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ES</text:p>
          </table:table-cell>
          <table:table-cell>
            <text:p>ESP</text:p>
          </table:table-cell>
          <table:table-cell>
            <text:p>EUR</text:p>
          </table:table-cell>
          <table:table-cell>
            <text:p>Euro</text:p>
          </table:table-cell>
          <table:table-cell>
            <text:p>Spain</text:p>
          </table:table-cell>
          <table:table-cell>
            <text:p>Spagna</text:p>
          </table:table-cell>
          <table:table-cell>
            <text:p>Spanish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LK</text:p>
          </table:table-cell>
          <table:table-cell>
            <text:p>LKA</text:p>
          </table:table-cell>
          <table:table-cell>
            <text:p>LKR</text:p>
          </table:table-cell>
          <table:table-cell>
            <text:p>Sri Lanka Rupee</text:p>
          </table:table-cell>
          <table:table-cell>
            <text:p>Sri Lanka</text:p>
          </table:table-cell>
          <table:table-cell>
            <text:p>Sri Lanka</text:p>
          </table:table-cell>
          <table:table-cell>
            <text:p>Sri Lank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BL</text:p>
          </table:table-cell>
          <table:table-cell>
            <text:p>BLM</text:p>
          </table:table-cell>
          <table:table-cell>
            <text:p>EUR</text:p>
          </table:table-cell>
          <table:table-cell>
            <text:p>Euro</text:p>
          </table:table-cell>
          <table:table-cell>
            <text:p>St. Barthélemy</text:p>
          </table:table-cell>
          <table:table-cell>
            <text:p>Saint-Barthélemy</text:p>
          </table:table-cell>
          <table:table-cell>
            <text:p>St. Barthélemy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SH</text:p>
          </table:table-cell>
          <table:table-cell>
            <text:p>SHN</text:p>
          </table:table-cell>
          <table:table-cell>
            <text:p>SHP</text:p>
          </table:table-cell>
          <table:table-cell>
            <text:p>Saint Helena Pound</text:p>
          </table:table-cell>
          <table:table-cell>
            <text:p>St. Helena</text:p>
          </table:table-cell>
          <table:table-cell>
            <text:p>Sant'Elena, Ascensione e Tristan da Cunha</text:p>
          </table:table-cell>
          <table:table-cell>
            <text:p>St. Helena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KN</text:p>
          </table:table-cell>
          <table:table-cell>
            <text:p>KNA</text:p>
          </table:table-cell>
          <table:table-cell>
            <text:p>XCD</text:p>
          </table:table-cell>
          <table:table-cell>
            <text:p>East Caribbean Dollar</text:p>
          </table:table-cell>
          <table:table-cell>
            <text:p>St. Kitts &amp; Nevis</text:p>
          </table:table-cell>
          <table:table-cell>
            <text:p>Saint Kitts e Nevis</text:p>
          </table:table-cell>
          <table:table-cell>
            <text:p>St. Kitts &amp; Nevis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LC</text:p>
          </table:table-cell>
          <table:table-cell>
            <text:p>LCA</text:p>
          </table:table-cell>
          <table:table-cell>
            <text:p>XCD</text:p>
          </table:table-cell>
          <table:table-cell>
            <text:p>East Caribbean Dollar</text:p>
          </table:table-cell>
          <table:table-cell>
            <text:p>St. Lucia</text:p>
          </table:table-cell>
          <table:table-cell>
            <text:p>Santa Lucia</text:p>
          </table:table-cell>
          <table:table-cell>
            <text:p>St. Lucia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MF</text:p>
          </table:table-cell>
          <table:table-cell>
            <text:p>MAF</text:p>
          </table:table-cell>
          <table:table-cell>
            <text:p>EUR</text:p>
          </table:table-cell>
          <table:table-cell>
            <text:p>Euro</text:p>
          </table:table-cell>
          <table:table-cell>
            <text:p>St. Martin</text:p>
          </table:table-cell>
          <table:table-cell>
            <text:p>Saint-Martin</text:p>
          </table:table-cell>
          <table:table-cell>
            <text:p>St. Marti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PM</text:p>
          </table:table-cell>
          <table:table-cell>
            <text:p>SPM</text:p>
          </table:table-cell>
          <table:table-cell>
            <text:p>EUR</text:p>
          </table:table-cell>
          <table:table-cell>
            <text:p>Euro</text:p>
          </table:table-cell>
          <table:table-cell>
            <text:p>St. Pierre &amp; Miquelon</text:p>
          </table:table-cell>
          <table:table-cell>
            <text:p>Saint-Pierre e Miquelon</text:p>
          </table:table-cell>
          <table:table-cell>
            <text:p>St. Pierre &amp; Miquelo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VC</text:p>
          </table:table-cell>
          <table:table-cell>
            <text:p>VCT</text:p>
          </table:table-cell>
          <table:table-cell>
            <text:p>XCD</text:p>
          </table:table-cell>
          <table:table-cell>
            <text:p>East Caribbean Dollar</text:p>
          </table:table-cell>
          <table:table-cell>
            <text:p>St. Vincent &amp; Grenadines</text:p>
          </table:table-cell>
          <table:table-cell>
            <text:p>Saint Vincent e Grenadine</text:p>
          </table:table-cell>
          <table:table-cell>
            <text:p>St. Vincent &amp; Grenadines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SD</text:p>
          </table:table-cell>
          <table:table-cell>
            <text:p>SDN</text:p>
          </table:table-cell>
          <table:table-cell>
            <text:p>SDG</text:p>
          </table:table-cell>
          <table:table-cell>
            <text:p>Sudanese Pound</text:p>
          </table:table-cell>
          <table:table-cell>
            <text:p>Sudan</text:p>
          </table:table-cell>
          <table:table-cell>
            <text:p>Sudan</text:p>
          </table:table-cell>
          <table:table-cell>
            <text:p>Sudanes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SR</text:p>
          </table:table-cell>
          <table:table-cell>
            <text:p>SUR</text:p>
          </table:table-cell>
          <table:table-cell>
            <text:p>SRD</text:p>
          </table:table-cell>
          <table:table-cell>
            <text:p>Surinam Dollar</text:p>
          </table:table-cell>
          <table:table-cell>
            <text:p>Suriname</text:p>
          </table:table-cell>
          <table:table-cell>
            <text:p>Suriname</text:p>
          </table:table-cell>
          <table:table-cell>
            <text:p>Surinamer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SJ</text:p>
          </table:table-cell>
          <table:table-cell>
            <text:p>SJM</text:p>
          </table:table-cell>
          <table:table-cell>
            <text:p>NOK</text:p>
          </table:table-cell>
          <table:table-cell>
            <text:p>Norwegian Krone</text:p>
          </table:table-cell>
          <table:table-cell>
            <text:p>Svalbard &amp; Jan Mayen</text:p>
          </table:table-cell>
          <table:table-cell>
            <text:p>Svalbard e Jan Mayen</text:p>
          </table:table-cell>
          <table:table-cell>
            <text:p>Svalbard &amp; Jan Maye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SZ</text:p>
          </table:table-cell>
          <table:table-cell>
            <text:p>SWZ</text:p>
          </table:table-cell>
          <table:table-cell>
            <text:p>SZL</text:p>
          </table:table-cell>
          <table:table-cell>
            <text:p>Lilangeni</text:p>
          </table:table-cell>
          <table:table-cell>
            <text:p>Swaziland</text:p>
          </table:table-cell>
          <table:table-cell>
            <text:p>Swaziland</text:p>
          </table:table-cell>
          <table:table-cell>
            <text:p>Swazi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SE</text:p>
          </table:table-cell>
          <table:table-cell>
            <text:p>SWE</text:p>
          </table:table-cell>
          <table:table-cell>
            <text:p>SEK</text:p>
          </table:table-cell>
          <table:table-cell>
            <text:p>Swedish Krona</text:p>
          </table:table-cell>
          <table:table-cell>
            <text:p>Sweden</text:p>
          </table:table-cell>
          <table:table-cell>
            <text:p>Svezia</text:p>
          </table:table-cell>
          <table:table-cell>
            <text:p>Swedish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CH</text:p>
          </table:table-cell>
          <table:table-cell>
            <text:p>CHE</text:p>
          </table:table-cell>
          <table:table-cell>
            <text:p>CHF</text:p>
          </table:table-cell>
          <table:table-cell>
            <text:p>Swiss Franc</text:p>
          </table:table-cell>
          <table:table-cell>
            <text:p>Switzerland</text:p>
          </table:table-cell>
          <table:table-cell>
            <text:p>Svizzera</text:p>
          </table:table-cell>
          <table:table-cell>
            <text:p>Swiss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SY</text:p>
          </table:table-cell>
          <table:table-cell>
            <text:p>SYR</text:p>
          </table:table-cell>
          <table:table-cell>
            <text:p>SYP</text:p>
          </table:table-cell>
          <table:table-cell>
            <text:p>Syrian Pound</text:p>
          </table:table-cell>
          <table:table-cell>
            <text:p>Syria</text:p>
          </table:table-cell>
          <table:table-cell>
            <text:p>Siria</text:p>
          </table:table-cell>
          <table:table-cell>
            <text:p>Syr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ST</text:p>
          </table:table-cell>
          <table:table-cell>
            <text:p>STP</text:p>
          </table:table-cell>
          <table:table-cell>
            <text:p>STD</text:p>
          </table:table-cell>
          <table:table-cell>
            <text:p>Dobra</text:p>
          </table:table-cell>
          <table:table-cell>
            <text:p>São Tomé &amp; Príncipe</text:p>
          </table:table-cell>
          <table:table-cell>
            <text:p>São Tomé &amp; Príncipe</text:p>
          </table:table-cell>
          <table:table-cell>
            <text:p>São Tomé &amp; Príncip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TW</text:p>
          </table:table-cell>
          <table:table-cell>
            <text:p>TWN</text:p>
          </table:table-cell>
          <table:table-cell>
            <text:p/>
          </table:table-cell>
          <table:table-cell>
            <text:p/>
          </table:table-cell>
          <table:table-cell>
            <text:p>Taiwan</text:p>
          </table:table-cell>
          <table:table-cell>
            <text:p>Taiwan</text:p>
          </table:table-cell>
          <table:table-cell>
            <text:p>Taiwanes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TJ</text:p>
          </table:table-cell>
          <table:table-cell>
            <text:p>TJK</text:p>
          </table:table-cell>
          <table:table-cell>
            <text:p>TJS</text:p>
          </table:table-cell>
          <table:table-cell>
            <text:p>Somoni</text:p>
          </table:table-cell>
          <table:table-cell>
            <text:p>Tajikistan</text:p>
          </table:table-cell>
          <table:table-cell>
            <text:p>Tagikistan</text:p>
          </table:table-cell>
          <table:table-cell>
            <text:p>Tajik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TZ</text:p>
          </table:table-cell>
          <table:table-cell>
            <text:p>TZA</text:p>
          </table:table-cell>
          <table:table-cell>
            <text:p>TZS</text:p>
          </table:table-cell>
          <table:table-cell>
            <text:p>Tanzanian Shilling</text:p>
          </table:table-cell>
          <table:table-cell>
            <text:p>Tanzania</text:p>
          </table:table-cell>
          <table:table-cell>
            <text:p>Tanzania</text:p>
          </table:table-cell>
          <table:table-cell>
            <text:p>Tanzan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TH</text:p>
          </table:table-cell>
          <table:table-cell>
            <text:p>THA</text:p>
          </table:table-cell>
          <table:table-cell>
            <text:p>THB</text:p>
          </table:table-cell>
          <table:table-cell>
            <text:p>Baht</text:p>
          </table:table-cell>
          <table:table-cell>
            <text:p>Thailand</text:p>
          </table:table-cell>
          <table:table-cell>
            <text:p>Thailandia</text:p>
          </table:table-cell>
          <table:table-cell>
            <text:p>Thai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TL</text:p>
          </table:table-cell>
          <table:table-cell>
            <text:p>TLS</text:p>
          </table:table-cell>
          <table:table-cell>
            <text:p>USD</text:p>
          </table:table-cell>
          <table:table-cell>
            <text:p>US Dollar</text:p>
          </table:table-cell>
          <table:table-cell>
            <text:p>Timor-Leste</text:p>
          </table:table-cell>
          <table:table-cell>
            <text:p>Timor Est</text:p>
          </table:table-cell>
          <table:table-cell>
            <text:p>Timor-Lest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TG</text:p>
          </table:table-cell>
          <table:table-cell>
            <text:p>TGO</text:p>
          </table:table-cell>
          <table:table-cell>
            <text:p>XOF</text:p>
          </table:table-cell>
          <table:table-cell>
            <text:p>CFA Franc BCEAO</text:p>
          </table:table-cell>
          <table:table-cell>
            <text:p>Togo</text:p>
          </table:table-cell>
          <table:table-cell>
            <text:p>Togo</text:p>
          </table:table-cell>
          <table:table-cell>
            <text:p>Togoles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TK</text:p>
          </table:table-cell>
          <table:table-cell>
            <text:p>TKL</text:p>
          </table:table-cell>
          <table:table-cell>
            <text:p>NZD</text:p>
          </table:table-cell>
          <table:table-cell>
            <text:p>New Zealand Dollar</text:p>
          </table:table-cell>
          <table:table-cell>
            <text:p>Tokelau</text:p>
          </table:table-cell>
          <table:table-cell>
            <text:p>Tokelau</text:p>
          </table:table-cell>
          <table:table-cell>
            <text:p>Tokelau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TO</text:p>
          </table:table-cell>
          <table:table-cell>
            <text:p>TON</text:p>
          </table:table-cell>
          <table:table-cell>
            <text:p>TOP</text:p>
          </table:table-cell>
          <table:table-cell>
            <text:p>Pa’anga</text:p>
          </table:table-cell>
          <table:table-cell>
            <text:p>Tonga</text:p>
          </table:table-cell>
          <table:table-cell>
            <text:p>Tonga</text:p>
          </table:table-cell>
          <table:table-cell>
            <text:p>Tong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TT</text:p>
          </table:table-cell>
          <table:table-cell>
            <text:p>TTO</text:p>
          </table:table-cell>
          <table:table-cell>
            <text:p>TTD</text:p>
          </table:table-cell>
          <table:table-cell>
            <text:p>Trinidad and Tobago Dollar</text:p>
          </table:table-cell>
          <table:table-cell>
            <text:p>Trinidad &amp; Tobago</text:p>
          </table:table-cell>
          <table:table-cell>
            <text:p>Trinidad e Tobago</text:p>
          </table:table-cell>
          <table:table-cell>
            <text:p>Trinidadian or Tobagon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TN</text:p>
          </table:table-cell>
          <table:table-cell>
            <text:p>TUN</text:p>
          </table:table-cell>
          <table:table-cell>
            <text:p>TND</text:p>
          </table:table-cell>
          <table:table-cell>
            <text:p>Tunisian Dinar</text:p>
          </table:table-cell>
          <table:table-cell>
            <text:p>Tunisia</text:p>
          </table:table-cell>
          <table:table-cell>
            <text:p>Tunisia</text:p>
          </table:table-cell>
          <table:table-cell>
            <text:p>Tunis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TR</text:p>
          </table:table-cell>
          <table:table-cell>
            <text:p>TUR</text:p>
          </table:table-cell>
          <table:table-cell>
            <text:p>TRY</text:p>
          </table:table-cell>
          <table:table-cell>
            <text:p>Turkish Lira</text:p>
          </table:table-cell>
          <table:table-cell>
            <text:p>Turkey</text:p>
          </table:table-cell>
          <table:table-cell>
            <text:p>Turchia</text:p>
          </table:table-cell>
          <table:table-cell>
            <text:p>Turkish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TM</text:p>
          </table:table-cell>
          <table:table-cell>
            <text:p>TKM</text:p>
          </table:table-cell>
          <table:table-cell>
            <text:p>TMT</text:p>
          </table:table-cell>
          <table:table-cell>
            <text:p>Turkmenistan New Manat</text:p>
          </table:table-cell>
          <table:table-cell>
            <text:p>Turkmenistan</text:p>
          </table:table-cell>
          <table:table-cell>
            <text:p>Turkmenistan</text:p>
          </table:table-cell>
          <table:table-cell>
            <text:p>Turkmenist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TC</text:p>
          </table:table-cell>
          <table:table-cell>
            <text:p>TCA</text:p>
          </table:table-cell>
          <table:table-cell>
            <text:p>USD</text:p>
          </table:table-cell>
          <table:table-cell>
            <text:p>US Dollar</text:p>
          </table:table-cell>
          <table:table-cell>
            <text:p>Turks &amp; Caicos Islands</text:p>
          </table:table-cell>
          <table:table-cell>
            <text:p>Turks e Caicos</text:p>
          </table:table-cell>
          <table:table-cell>
            <text:p>Turks &amp; Caicos Islands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TV</text:p>
          </table:table-cell>
          <table:table-cell>
            <text:p>TUV</text:p>
          </table:table-cell>
          <table:table-cell>
            <text:p>AUD</text:p>
          </table:table-cell>
          <table:table-cell>
            <text:p>Australian Dollar</text:p>
          </table:table-cell>
          <table:table-cell>
            <text:p>Tuvalu</text:p>
          </table:table-cell>
          <table:table-cell>
            <text:p>Tuvalu</text:p>
          </table:table-cell>
          <table:table-cell>
            <text:p>Tuvalu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UM</text:p>
          </table:table-cell>
          <table:table-cell>
            <text:p>UMI</text:p>
          </table:table-cell>
          <table:table-cell>
            <text:p/>
          </table:table-cell>
          <table:table-cell>
            <text:p/>
          </table:table-cell>
          <table:table-cell>
            <text:p>U.S. Outlying Islands</text:p>
          </table:table-cell>
          <table:table-cell>
            <text:p>Isole minori esterne degli Stati Uniti</text:p>
          </table:table-cell>
          <table:table-cell>
            <text:p>Americ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VI</text:p>
          </table:table-cell>
          <table:table-cell>
            <text:p>VIR</text:p>
          </table:table-cell>
          <table:table-cell>
            <text:p>USD</text:p>
          </table:table-cell>
          <table:table-cell>
            <text:p>US Dollar</text:p>
          </table:table-cell>
          <table:table-cell>
            <text:p>U.S. Virgin Islands</text:p>
          </table:table-cell>
          <table:table-cell>
            <text:p>Isole Vergini americane</text:p>
          </table:table-cell>
          <table:table-cell>
            <text:p>Americ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GB</text:p>
          </table:table-cell>
          <table:table-cell>
            <text:p>GBR</text:p>
          </table:table-cell>
          <table:table-cell>
            <text:p>GBP</text:p>
          </table:table-cell>
          <table:table-cell>
            <text:p>Pound Sterling</text:p>
          </table:table-cell>
          <table:table-cell>
            <text:p>UK</text:p>
          </table:table-cell>
          <table:table-cell>
            <text:p>Regno Unito</text:p>
          </table:table-cell>
          <table:table-cell>
            <text:p>British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US</text:p>
          </table:table-cell>
          <table:table-cell>
            <text:p>USA</text:p>
          </table:table-cell>
          <table:table-cell>
            <text:p>USD</text:p>
          </table:table-cell>
          <table:table-cell>
            <text:p>US Dollar</text:p>
          </table:table-cell>
          <table:table-cell>
            <text:p>US</text:p>
          </table:table-cell>
          <table:table-cell>
            <text:p>Stati Uniti</text:p>
          </table:table-cell>
          <table:table-cell>
            <text:p>Americ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UG</text:p>
          </table:table-cell>
          <table:table-cell>
            <text:p>UGA</text:p>
          </table:table-cell>
          <table:table-cell>
            <text:p>UGX</text:p>
          </table:table-cell>
          <table:table-cell>
            <text:p>Uganda Shilling</text:p>
          </table:table-cell>
          <table:table-cell>
            <text:p>Uganda</text:p>
          </table:table-cell>
          <table:table-cell>
            <text:p>Uganda</text:p>
          </table:table-cell>
          <table:table-cell>
            <text:p>Ugand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UA</text:p>
          </table:table-cell>
          <table:table-cell>
            <text:p>UKR</text:p>
          </table:table-cell>
          <table:table-cell>
            <text:p>UAH</text:p>
          </table:table-cell>
          <table:table-cell>
            <text:p>Hryvnia</text:p>
          </table:table-cell>
          <table:table-cell>
            <text:p>Ukraine</text:p>
          </table:table-cell>
          <table:table-cell>
            <text:p>Ucraina</text:p>
          </table:table-cell>
          <table:table-cell>
            <text:p>Ukrain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AE</text:p>
          </table:table-cell>
          <table:table-cell>
            <text:p>ARE</text:p>
          </table:table-cell>
          <table:table-cell>
            <text:p>AED</text:p>
          </table:table-cell>
          <table:table-cell>
            <text:p>UAE Dirham</text:p>
          </table:table-cell>
          <table:table-cell>
            <text:p>United Arab Emirates</text:p>
          </table:table-cell>
          <table:table-cell>
            <text:p>Emirati Arabi Uniti</text:p>
          </table:table-cell>
          <table:table-cell>
            <text:p>Ugand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UY</text:p>
          </table:table-cell>
          <table:table-cell>
            <text:p>URY</text:p>
          </table:table-cell>
          <table:table-cell>
            <text:p>UYU</text:p>
          </table:table-cell>
          <table:table-cell>
            <text:p>Peso Uruguayo</text:p>
          </table:table-cell>
          <table:table-cell>
            <text:p>Uruguay</text:p>
          </table:table-cell>
          <table:table-cell>
            <text:p>Uruguay</text:p>
          </table:table-cell>
          <table:table-cell>
            <text:p>Uruguay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UZ</text:p>
          </table:table-cell>
          <table:table-cell>
            <text:p>UZB</text:p>
          </table:table-cell>
          <table:table-cell>
            <text:p>UZS</text:p>
          </table:table-cell>
          <table:table-cell>
            <text:p>Uzbekistan Sum</text:p>
          </table:table-cell>
          <table:table-cell>
            <text:p>Uzbekistan</text:p>
          </table:table-cell>
          <table:table-cell>
            <text:p>Uzbekistan</text:p>
          </table:table-cell>
          <table:table-cell>
            <text:p>Uzbekistani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VU</text:p>
          </table:table-cell>
          <table:table-cell>
            <text:p>VUT</text:p>
          </table:table-cell>
          <table:table-cell>
            <text:p>VUV</text:p>
          </table:table-cell>
          <table:table-cell>
            <text:p>Vatu</text:p>
          </table:table-cell>
          <table:table-cell>
            <text:p>Vanuatu</text:p>
          </table:table-cell>
          <table:table-cell>
            <text:p>Vanuatu</text:p>
          </table:table-cell>
          <table:table-cell>
            <text:p>Vanuatu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VE</text:p>
          </table:table-cell>
          <table:table-cell>
            <text:p>VEN</text:p>
          </table:table-cell>
          <table:table-cell>
            <text:p>VEF</text:p>
          </table:table-cell>
          <table:table-cell>
            <text:p>Bolivar</text:p>
          </table:table-cell>
          <table:table-cell>
            <text:p>Venezuela</text:p>
          </table:table-cell>
          <table:table-cell>
            <text:p>Venezuela</text:p>
          </table:table-cell>
          <table:table-cell>
            <text:p>Venezuel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VN</text:p>
          </table:table-cell>
          <table:table-cell>
            <text:p>VNM</text:p>
          </table:table-cell>
          <table:table-cell>
            <text:p>VND</text:p>
          </table:table-cell>
          <table:table-cell>
            <text:p>Dong</text:p>
          </table:table-cell>
          <table:table-cell>
            <text:p>Vietnam</text:p>
          </table:table-cell>
          <table:table-cell>
            <text:p>Vietnam</text:p>
          </table:table-cell>
          <table:table-cell>
            <text:p>Vietnames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WF</text:p>
          </table:table-cell>
          <table:table-cell>
            <text:p>WLF</text:p>
          </table:table-cell>
          <table:table-cell>
            <text:p>XPF</text:p>
          </table:table-cell>
          <table:table-cell>
            <text:p>CFP Franc</text:p>
          </table:table-cell>
          <table:table-cell>
            <text:p>Wallis &amp; Futuna</text:p>
          </table:table-cell>
          <table:table-cell>
            <text:p>Wallis e Futuna</text:p>
          </table:table-cell>
          <table:table-cell>
            <text:p>Wallis &amp; Futuna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EH</text:p>
          </table:table-cell>
          <table:table-cell>
            <text:p>ESH</text:p>
          </table:table-cell>
          <table:table-cell>
            <text:p>MAD</text:p>
          </table:table-cell>
          <table:table-cell>
            <text:p>Moroccan Dirham</text:p>
          </table:table-cell>
          <table:table-cell>
            <text:p>Western Sahara</text:p>
          </table:table-cell>
          <table:table-cell>
            <text:p>Sahara Occidentale</text:p>
          </table:table-cell>
          <table:table-cell>
            <text:p>Western Sahara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YE</text:p>
          </table:table-cell>
          <table:table-cell>
            <text:p>YEM</text:p>
          </table:table-cell>
          <table:table-cell>
            <text:p>YER</text:p>
          </table:table-cell>
          <table:table-cell>
            <text:p>Yemeni Rial</text:p>
          </table:table-cell>
          <table:table-cell>
            <text:p>Yemen</text:p>
          </table:table-cell>
          <table:table-cell>
            <text:p>Yemen</text:p>
          </table:table-cell>
          <table:table-cell>
            <text:p>Yemenite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ZM</text:p>
          </table:table-cell>
          <table:table-cell>
            <text:p>ZMB</text:p>
          </table:table-cell>
          <table:table-cell>
            <text:p>ZMW</text:p>
          </table:table-cell>
          <table:table-cell>
            <text:p>Zambian Kwacha</text:p>
          </table:table-cell>
          <table:table-cell>
            <text:p>Zambia</text:p>
          </table:table-cell>
          <table:table-cell>
            <text:p>Zambia</text:p>
          </table:table-cell>
          <table:table-cell>
            <text:p>Zambian</text:p>
          </table:table-cell>
        </table:table-row>
        <table:table-column/>
        <table:table-column/>
        <table:table-column/>
        <table:table-column/>
        <table:table-column/>
        <table:table-column/>
        <table:table-column/>
        <table:table-row table:style-name="bold" table:default-cell-style-name="bold">
          <table:table-cell>
            <text:p>ZW</text:p>
          </table:table-cell>
          <table:table-cell>
            <text:p>ZWE</text:p>
          </table:table-cell>
          <table:table-cell>
            <text:p>ZWL</text:p>
          </table:table-cell>
          <table:table-cell>
            <text:p>Zimbabwe Dollar</text:p>
          </table:table-cell>
          <table:table-cell>
            <text:p>Zimbabwe</text:p>
          </table:table-cell>
          <table:table-cell>
            <text:p>Zimbabwe</text:p>
          </table:table-cell>
          <table:table-cell>
            <text:p>Zimbabwean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fo="urn:oasis:names:tc:opendocument:xmlns:xsl-fo-compatible:1.0"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/>
  <office:automatic-styles/>
</office:document-styles>
</file>

<file path=meta.xml><?xml version="1.0" encoding="utf-8"?>
<office:document-meta xmlns:style="urn:oasis:names:tc:opendocument:xmlns:style:1.0" xmlns:fo="urn:oasis:names:tc:opendocument:xmlns:xsl-fo-compatible:1.0"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5</meta:generator>
  </office:meta>
</office:document-meta>
</file>